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3">
      <text:list-level-style-number text:level="1" style:num-format="1" text:start-value="5">
        <style:list-level-properties text:space-before="0.2187in" text:min-label-width="0.25in" text:list-level-position-and-space-mode="label-alignment">
          <style:list-level-label-alignment text:label-followed-by="listtab" fo:margin-left="0.468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437in" text:min-label-width="0.125in" text:list-level-position-and-space-mode="label-alignment">
          <style:list-level-label-alignment text:label-followed-by="listtab" fo:margin-left="1.4687in" fo:text-indent="-0.125in"/>
        </style:list-level-properties>
      </text:list-level-style-number>
      <text:list-level-style-number text:level="4" style:num-suffix="." style:num-format="1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437in" text:min-label-width="0.125in" text:list-level-position-and-space-mode="label-alignment">
          <style:list-level-label-alignment text:label-followed-by="listtab" fo:margin-left="2.9687in" fo:text-indent="-0.125in"/>
        </style:list-level-properties>
      </text:list-level-style-number>
      <text:list-level-style-number text:level="7" style:num-suffix="." style:num-format="1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437in" text:min-label-width="0.125in" text:list-level-position-and-space-mode="label-alignment">
          <style:list-level-label-alignment text:label-followed-by="listtab" fo:margin-left="4.4687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Título" style:master-page-name="MP1" style:family="paragraph">
      <style:paragraph-properties fo:break-before="page"/>
    </style:style>
    <style:style style:name="S2" style:family="section">
      <style:section-properties fo:margin-left="0in" fo:margin-right="0in" style:writing-mode="lr-tb"/>
    </style:style>
    <style:style style:name="P8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9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11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14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5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6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17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0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2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3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4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5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6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7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28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30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31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32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33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34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P35" style:parent-style-name="Contents2" style:family="paragraph">
      <style:paragraph-properties>
        <style:tab-stops>
          <style:tab-stop style:type="right" style:leader-style="dotted" style:leader-text="." style:position="6.7958in"/>
          <style:tab-stop style:type="right" style:position="7.4in"/>
        </style:tab-stops>
      </style:paragraph-properties>
    </style:style>
    <style:style style:name="S3" style:family="section">
      <style:section-properties fo:margin-left="0in" fo:margin-right="0in" style:writing-mode="lr-tb"/>
    </style:style>
    <style:style style:name="P36" style:parent-style-name="Contents2" style:family="paragraph">
      <style:paragraph-properties>
        <style:tab-stops>
          <style:tab-stop style:type="right" style:leader-style="dotted" style:leader-text="." style:position="7.0958in"/>
          <style:tab-stop style:type="right" style:position="7.4in"/>
        </style:tab-stops>
      </style:paragraph-properties>
    </style:style>
    <style:style style:name="S4" style:family="section">
      <style:section-properties fo:margin-left="0in" fo:margin-right="0in" style:writing-mode="lr-tb"/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7.3958in"/>
        </style:tab-stops>
      </style:paragraph-properties>
    </style:style>
    <style:style style:name="S5" style:family="section">
      <style:section-properties fo:margin-left="0in" fo:margin-right="0in" style:writing-mode="lr-tb"/>
    </style:style>
    <style:style style:name="P38" style:parent-style-name="Título1" style:list-style-name="WWNum2" style:family="paragraph">
      <style:paragraph-properties fo:break-before="page"/>
    </style:style>
    <style:style style:name="TableColumn40" style:family="table-column">
      <style:table-column-properties style:column-width="0.9319in" style:use-optimal-column-width="false"/>
    </style:style>
    <style:style style:name="TableColumn41" style:family="table-column">
      <style:table-column-properties style:column-width="0.6131in" style:use-optimal-column-width="false"/>
    </style:style>
    <style:style style:name="TableColumn42" style:family="table-column">
      <style:table-column-properties style:column-width="2.2743in" style:use-optimal-column-width="false"/>
    </style:style>
    <style:style style:name="TableColumn43" style:family="table-column">
      <style:table-column-properties style:column-width="2.0486in" style:use-optimal-column-width="false"/>
    </style:style>
    <style:style style:name="Table39" style:family="table">
      <style:table-properties style:width="5.868in" fo:margin-left="0in" table:align="cente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fo:font-weight="bold" style:font-weight-asian="bold"/>
    </style:style>
    <style:style style:name="TableCell47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fo:font-weight="bold" style:font-weight-asian="bold"/>
    </style:style>
    <style:style style:name="TableCell49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fo:font-weight="bold" style:font-weight-asian="bold"/>
    </style:style>
    <style:style style:name="TableCell51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  <style:text-properties fo:font-weight="bold" style:font-weight-asian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TableCell61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/>
    </style:style>
    <style:style style:name="P63" style:parent-style-name="Título1" style:family="paragraph">
      <style:paragraph-properties fo:break-before="page" fo:text-align="center"/>
    </style:style>
    <style:style style:name="TableColumn65" style:family="table-column">
      <style:table-column-properties style:column-width="6.4833in" style:use-optimal-column-width="false"/>
    </style:style>
    <style:style style:name="Table64" style:family="table">
      <style:table-properties style:width="6.4833in" fo:margin-left="0.075in" table:align="left"/>
    </style:style>
    <style:style style:name="TableRow66" style:family="table-row">
      <style:table-row-properties style:min-row-height="0.1986in" style:use-optimal-row-height="false"/>
    </style:style>
    <style:style style:name="TableCell67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68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69" style:family="table-row">
      <style:table-row-properties style:min-row-height="0.5194in" style:use-optimal-row-height="false"/>
    </style:style>
    <style:style style:name="TableCell70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71" style:parent-style-name="Explicação" style:family="paragraph">
      <style:paragraph-properties fo:text-align="justify" fo:line-height="115%"/>
      <style:text-properties fo:color="#00000A" fo:font-size="12pt" style:font-size-asian="12pt" style:font-size-complex="12pt"/>
    </style:style>
    <style:style style:name="P72" style:parent-style-name="Explicação" style:family="paragraph">
      <style:paragraph-properties fo:text-align="justify"/>
      <style:text-properties fo:color="#00000A"/>
    </style:style>
    <style:style style:name="P73" style:parent-style-name="Explicação" style:family="paragraph">
      <style:paragraph-properties fo:text-align="justify"/>
      <style:text-properties fo:color="#00000A"/>
    </style:style>
    <style:style style:name="P74" style:parent-style-name="Explicação" style:family="paragraph">
      <style:paragraph-properties fo:text-align="justify"/>
    </style:style>
    <style:style style:name="TableColumn76" style:family="table-column">
      <style:table-column-properties style:column-width="6.4937in" style:use-optimal-column-width="false"/>
    </style:style>
    <style:style style:name="Table75" style:family="table">
      <style:table-properties style:width="6.4937in" fo:margin-left="0.075in" table:align="left"/>
    </style:style>
    <style:style style:name="TableRow77" style:family="table-row">
      <style:table-row-properties style:min-row-height="0.1875in" style:use-optimal-row-height="false"/>
    </style:style>
    <style:style style:name="TableCell78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79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80" style:family="table-row">
      <style:table-row-properties style:min-row-height="0.4902in" style:use-optimal-row-height="false"/>
    </style:style>
    <style:style style:name="TableCell81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82" style:parent-style-name="Standard" style:family="paragraph">
      <style:paragraph-properties fo:line-height="115%"/>
      <style:text-properties fo:color="#000000" fo:font-size="12pt" style:font-size-asian="12pt" style:font-size-complex="12pt"/>
    </style:style>
    <style:style style:name="P83" style:parent-style-name="Standard" style:family="paragraph">
      <style:text-properties fo:color="#000000"/>
    </style:style>
    <style:style style:name="P84" style:parent-style-name="Explicação" style:family="paragraph">
      <style:text-properties fo:color="#000000"/>
    </style:style>
    <style:style style:name="TableColumn86" style:family="table-column">
      <style:table-column-properties style:column-width="6.4937in" style:use-optimal-column-width="false"/>
    </style:style>
    <style:style style:name="Table85" style:family="table">
      <style:table-properties style:width="6.4937in" fo:margin-left="0.075in" table:align="left"/>
    </style:style>
    <style:style style:name="TableRow87" style:family="table-row">
      <style:table-row-properties style:min-row-height="0.1847in" style:use-optimal-row-height="false"/>
    </style:style>
    <style:style style:name="TableCell88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89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90" style:family="table-row">
      <style:table-row-properties style:min-row-height="0.4819in" style:use-optimal-row-height="false"/>
    </style:style>
    <style:style style:name="TableCell91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92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93" style:parent-style-name="Explicação" style:family="paragraph">
      <style:paragraph-properties fo:text-align="justify"/>
      <style:text-properties fo:color="#000000"/>
    </style:style>
    <style:style style:name="P94" style:parent-style-name="Explicação" style:family="paragraph">
      <style:paragraph-properties fo:text-align="justify"/>
      <style:text-properties fo:color="#000000"/>
    </style:style>
    <style:style style:name="P95" style:parent-style-name="Explicação" style:family="paragraph">
      <style:paragraph-properties fo:text-align="justify"/>
      <style:text-properties fo:color="#000000"/>
    </style:style>
    <style:style style:name="TableColumn97" style:family="table-column">
      <style:table-column-properties style:column-width="6.4937in" style:use-optimal-column-width="false"/>
    </style:style>
    <style:style style:name="Table96" style:family="table">
      <style:table-properties style:width="6.4937in" fo:margin-left="0.075in" table:align="left"/>
    </style:style>
    <style:style style:name="TableRow98" style:family="table-row">
      <style:table-row-properties style:min-row-height="0.1902in" style:use-optimal-row-height="false"/>
    </style:style>
    <style:style style:name="TableCell9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00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101" style:family="table-row">
      <style:table-row-properties style:min-row-height="0.4965in" style:use-optimal-row-height="false"/>
    </style:style>
    <style:style style:name="TableCell102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03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104" style:parent-style-name="Explicação" style:family="paragraph">
      <style:paragraph-properties fo:text-align="justify"/>
      <style:text-properties fo:color="#000000"/>
    </style:style>
    <style:style style:name="P105" style:parent-style-name="Explicação" style:family="paragraph">
      <style:paragraph-properties fo:text-align="justify"/>
      <style:text-properties fo:color="#000000"/>
    </style:style>
    <style:style style:name="P106" style:parent-style-name="Explicação" style:family="paragraph">
      <style:paragraph-properties fo:text-align="justify"/>
      <style:text-properties fo:color="#000000"/>
    </style:style>
    <style:style style:name="P107" style:parent-style-name="Explicação" style:family="paragraph">
      <style:paragraph-properties fo:text-align="justify"/>
      <style:text-properties fo:color="#000000"/>
    </style:style>
    <style:style style:name="P108" style:parent-style-name="Explicação" style:family="paragraph">
      <style:paragraph-properties fo:text-align="justify"/>
      <style:text-properties fo:color="#000000"/>
    </style:style>
    <style:style style:name="P109" style:parent-style-name="Explicação" style:family="paragraph">
      <style:paragraph-properties fo:text-align="justify"/>
      <style:text-properties fo:color="#000000"/>
    </style:style>
    <style:style style:name="P110" style:parent-style-name="Explicação" style:family="paragraph">
      <style:paragraph-properties fo:text-align="justify"/>
      <style:text-properties fo:color="#000000"/>
    </style:style>
    <style:style style:name="P111" style:parent-style-name="Explicação" style:family="paragraph">
      <style:paragraph-properties fo:text-align="justify"/>
      <style:text-properties fo:color="#000000"/>
    </style:style>
    <style:style style:name="TableColumn113" style:family="table-column">
      <style:table-column-properties style:column-width="1.6736in" style:use-optimal-column-width="false"/>
    </style:style>
    <style:style style:name="TableColumn114" style:family="table-column">
      <style:table-column-properties style:column-width="1.477in" style:use-optimal-column-width="false"/>
    </style:style>
    <style:style style:name="TableColumn115" style:family="table-column">
      <style:table-column-properties style:column-width="1.7715in" style:use-optimal-column-width="false"/>
    </style:style>
    <style:style style:name="TableColumn116" style:family="table-column">
      <style:table-column-properties style:column-width="1.575in" style:use-optimal-column-width="false"/>
    </style:style>
    <style:style style:name="TableColumn117" style:family="table-column">
      <style:table-column-properties style:column-width="1.1812in" style:use-optimal-column-width="false"/>
    </style:style>
    <style:style style:name="Table112" style:family="table">
      <style:table-properties style:width="7.6784in" fo:margin-left="-0.4944in" table:align="left"/>
    </style:style>
    <style:style style:name="TableRow118" style:family="table-row">
      <style:table-row-properties style:min-row-height="0.1909in" style:use-optimal-row-height="false"/>
    </style:style>
    <style:style style:name="TableCell11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20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121" style:family="table-row">
      <style:table-row-properties style:min-row-height="0.1909in" style:use-optimal-row-height="false"/>
    </style:style>
    <style:style style:name="TableCell122" style:family="table-cell">
      <style:table-cell-properties fo:border-top="0.0069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23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Cell124" style:family="table-cell">
      <style:table-cell-properties fo:border-top="0.0069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25" style:parent-style-name="EstilodeTabela1" style:family="paragraph">
      <style:paragraph-properties fo:text-align="center" fo:line-height="115%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26" style:parent-style-name="Fonteparág.padrão" style:family="text">
      <style:text-properties fo:font-size="12pt" style:font-size-asian="12pt" style:font-size-complex="12pt"/>
    </style:style>
    <style:style style:name="TableCell127" style:family="table-cell">
      <style:table-cell-properties fo:border-top="0.0069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28" style:parent-style-name="EstilodeTabela1" style:family="paragraph">
      <style:paragraph-properties fo:text-align="center" fo:line-height="115%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  <style:tab-stop style:type="left" style:position="19.5in"/>
          <style:tab-stop style:type="left" style:position="20in"/>
          <style:tab-stop style:type="left" style:position="20.5in"/>
          <style:tab-stop style:type="left" style:position="21in"/>
          <style:tab-stop style:type="left" style:position="21.5in"/>
        </style:tab-stops>
      </style:paragraph-properties>
      <style:text-properties fo:font-size="12pt" style:font-size-asian="12pt" style:font-size-complex="12pt"/>
    </style:style>
    <style:style style:name="TableCell129" style:family="table-cell">
      <style:table-cell-properties fo:border-top="0.0069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30" style:parent-style-name="EstilodeTabela1" style:family="paragraph">
      <style:paragraph-properties fo:text-align="center" fo:line-height="115%"/>
    </style:style>
    <style:style style:name="T131" style:parent-style-name="Fonteparág.padrão" style:family="text">
      <style:text-properties fo:font-size="12pt" style:font-size-asian="12pt" style:font-size-complex="12pt"/>
    </style:style>
    <style:style style:name="TableCell132" style:family="table-cell">
      <style:table-cell-properties fo:border-top="0.0069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33" style:parent-style-name="EstilodeTabela1" style:family="paragraph">
      <style:paragraph-properties fo:text-align="center" fo:line-height="115%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</style:tab-stops>
      </style:paragraph-properties>
      <style:text-properties fo:font-size="12pt" style:font-size-asian="12pt" style:font-size-complex="12pt"/>
    </style:style>
    <style:style style:name="TableRow134" style:family="table-row">
      <style:table-row-properties style:min-row-height="0.2256in" style:use-optimal-row-height="false"/>
    </style:style>
    <style:style style:name="TableCell135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36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37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38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39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Row140" style:family="table-row">
      <style:table-row-properties style:min-row-height="0.1909in" style:use-optimal-row-height="false"/>
    </style:style>
    <style:style style:name="TableCell141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42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43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44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Cell145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Row146" style:family="table-row">
      <style:table-row-properties style:min-row-height="0.1909in" style:use-optimal-row-height="false"/>
    </style:style>
    <style:style style:name="TableCell147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48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49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50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51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Row152" style:family="table-row">
      <style:table-row-properties style:min-row-height="0.1909in" style:use-optimal-row-height="false"/>
    </style:style>
    <style:style style:name="TableCell153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54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55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56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57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Row158" style:family="table-row">
      <style:table-row-properties style:min-row-height="0.1909in" style:use-optimal-row-height="false"/>
    </style:style>
    <style:style style:name="TableCell159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60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61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62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TableCell163" style:family="table-cell">
      <style:table-cell-properties fo:border="0.0034in solid #000000" style:writing-mode="lr-tb" fo:padding-top="0.0555in" fo:padding-left="0.0555in" fo:padding-bottom="0.0555in" fo:padding-right="0.0555in"/>
    </style:style>
    <style:style style:name="P164" style:parent-style-name="Explicação" style:family="paragraph">
      <style:paragraph-properties fo:text-align="justify"/>
    </style:style>
    <style:style style:name="TableColumn166" style:family="table-column">
      <style:table-column-properties style:column-width="2.6493in" style:use-optimal-column-width="false"/>
    </style:style>
    <style:style style:name="TableColumn167" style:family="table-column">
      <style:table-column-properties style:column-width="3.8277in" style:use-optimal-column-width="false"/>
    </style:style>
    <style:style style:name="Table165" style:family="table">
      <style:table-properties style:width="6.477in" fo:margin-left="0in" table:align="center"/>
    </style:style>
    <style:style style:name="TableRow168" style:family="table-row">
      <style:table-row-properties style:min-row-height="0.2208in" style:use-optimal-row-height="false"/>
    </style:style>
    <style:style style:name="TableCell169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170" style:parent-style-name="EstilodeTabela1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ableRow171" style:family="table-row">
      <style:table-row-properties style:min-row-height="0.3875in" style:use-optimal-row-height="false"/>
    </style:style>
    <style:style style:name="TableCell172" style:family="table-cell">
      <style:table-cell-properties fo:border-top="0.0069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73" style:parent-style-name="EstilodeTabela1" style:family="paragraph">
      <style:paragraph-properties fo:text-align="end"/>
    </style:style>
    <style:style style:name="T17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ableCell175" style:family="table-cell">
      <style:table-cell-properties fo:border-top="0.0069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TableRow176" style:family="table-row">
      <style:table-row-properties style:min-row-height="0.9576in" style:use-optimal-row-height="false"/>
    </style:style>
    <style:style style:name="TableCell177" style:family="table-cell">
      <style:table-cell-properties fo:border-top="0.0034in solid #000000" fo:border-left="0.0034in solid #000000" fo:border-bottom="0.0034in solid #000000" fo:border-right="0.0069in solid #000000" fo:background-color="#E2E4E3" style:writing-mode="lr-tb" fo:padding-top="0.0555in" fo:padding-left="0.0555in" fo:padding-bottom="0.0555in" fo:padding-right="0.0555in"/>
    </style:style>
    <style:style style:name="P178" style:parent-style-name="EstilodeTabela1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name="TableCell179" style:family="table-cell">
      <style:table-cell-properties fo:border-top="0.0034in solid #000000" fo:border-left="0.0069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180" style:parent-style-name="EstilodeTabela2" style:family="paragraph">
      <style:text-properties style:font-name="Arial" style:font-name-complex="Arial" fo:font-size="12pt" style:font-size-asian="12pt" style:font-size-complex="12pt"/>
    </style:style>
    <style:style style:name="P181" style:parent-style-name="Título1" style:family="paragraph">
      <style:paragraph-properties fo:text-align="center"/>
    </style:style>
    <style:style style:name="T182" style:parent-style-name="Fonteparág.padrão" style:family="text">
      <style:text-properties style:font-size-complex="12pt"/>
    </style:style>
    <style:style style:name="P183" style:parent-style-name="Título1" style:family="paragraph">
      <style:paragraph-properties fo:text-align="center"/>
    </style:style>
    <style:style style:name="P184" style:parent-style-name="Título2" style:list-style-name="WWNum2" style:family="paragraph">
      <style:text-properties fo:font-weight="bold" style:font-weight-asian="bold" style:font-size-complex="12pt"/>
    </style:style>
    <style:style style:name="P185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186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187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188" style:parent-style-name="Título2" style:list-style-name="WWNum2" style:family="paragraph">
      <style:text-properties fo:font-weight="bold" style:font-weight-asian="bold"/>
    </style:style>
    <style:style style:name="P189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190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191" style:parent-style-name="Título2" style:list-style-name="WWNum2" style:family="paragraph">
      <style:text-properties fo:font-weight="bold" style:font-weight-asian="bold"/>
    </style:style>
    <style:style style:name="P192" style:parent-style-name="Explicação" style:family="paragraph">
      <style:paragraph-properties fo:text-align="justify"/>
      <style:text-properties fo:color="#000000" fo:font-size="12pt" style:font-size-asian="12pt" style:font-size-complex="12pt"/>
    </style:style>
    <style:style style:name="P193" style:parent-style-name="Explicação" style:family="paragraph">
      <style:paragraph-properties fo:text-align="justify"/>
      <style:text-properties fo:color="#000000" fo:font-size="12pt" style:font-size-asian="12pt" style:font-size-complex="12pt"/>
    </style:style>
    <style:style style:name="P194" style:parent-style-name="Explicação" style:family="paragraph">
      <style:paragraph-properties fo:text-align="justify"/>
      <style:text-properties fo:color="#000000" fo:font-size="12pt" style:font-size-asian="12pt" style:font-size-complex="12pt"/>
    </style:style>
    <style:style style:name="P195" style:parent-style-name="Título2" style:list-style-name="WWNum2" style:family="paragraph">
      <style:text-properties fo:font-weight="bold" style:font-weight-asian="bold"/>
    </style:style>
    <style:style style:name="P196" style:parent-style-name="Explicação" style:family="paragraph">
      <style:paragraph-properties fo:text-align="justify" fo:line-height="115%"/>
    </style:style>
    <style:style style:name="T197" style:parent-style-name="Fonteparág.padrão" style:family="text">
      <style:text-properties fo:color="#000000" fo:font-size="12pt" style:font-size-asian="12pt" style:font-size-complex="12pt"/>
    </style:style>
    <style:style style:name="P198" style:parent-style-name="Título2" style:list-style-name="WWNum2" style:family="paragraph">
      <style:text-properties fo:font-weight="bold" style:font-weight-asian="bold"/>
    </style:style>
    <style:style style:name="P199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00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01" style:parent-style-name="Título2" style:list-style-name="WWNum2" style:family="paragraph">
      <style:text-properties fo:font-weight="bold" style:font-weight-asian="bold"/>
    </style:style>
    <style:style style:name="P202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03" style:parent-style-name="Explicação" style:family="paragraph">
      <style:paragraph-properties fo:text-align="justify" fo:line-height="115%"/>
    </style:style>
    <style:style style:name="P204" style:parent-style-name="Título2" style:list-style-name="WWNum2" style:family="paragraph">
      <style:text-properties fo:font-weight="bold" style:font-weight-asian="bold"/>
    </style:style>
    <style:style style:name="P205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06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07" style:parent-style-name="Explicação" style:family="paragraph">
      <style:paragraph-properties fo:text-align="justify" fo:line-height="115%"/>
    </style:style>
    <style:style style:name="P208" style:parent-style-name="Título2" style:list-style-name="WWNum2" style:family="paragraph">
      <style:text-properties fo:font-weight="bold" style:font-weight-asian="bold"/>
    </style:style>
    <style:style style:name="P209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10" style:parent-style-name="Explicação" style:family="paragraph">
      <style:paragraph-properties fo:text-align="justify" fo:line-height="115%"/>
      <style:text-properties fo:color="#000000" fo:font-size="12pt" style:font-size-asian="12pt" style:font-size-complex="12pt"/>
    </style:style>
    <style:style style:name="P211" style:parent-style-name="Explicação" style:family="paragraph">
      <style:paragraph-properties fo:text-align="justify" fo:line-height="115%"/>
    </style:style>
    <style:style style:name="P212" style:parent-style-name="Título2" style:list-style-name="WWNum2" style:family="paragraph">
      <style:text-properties fo:font-weight="bold" style:font-weight-asian="bold"/>
    </style:style>
    <style:style style:name="TableColumn214" style:family="table-column">
      <style:table-column-properties style:column-width="6.4937in" style:use-optimal-column-width="false"/>
    </style:style>
    <style:style style:name="Table213" style:family="table">
      <style:table-properties style:width="6.4937in" fo:margin-left="0.075in" table:align="left"/>
    </style:style>
    <style:style style:name="TableRow215" style:family="table-row">
      <style:table-row-properties style:min-row-height="0.1875in" style:use-optimal-row-height="false"/>
    </style:style>
    <style:style style:name="TableCell216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17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218" style:family="table-row">
      <style:table-row-properties style:min-row-height="0.4902in" style:use-optimal-row-height="false"/>
    </style:style>
    <style:style style:name="TableCell219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20" style:parent-style-name="Explicação" style:family="paragraph">
      <style:paragraph-properties style:punctuation-wrap="simple" fo:text-align="justify" fo:line-height="115%"/>
      <style:text-properties fo:color="#000000" fo:font-size="12pt" style:font-size-asian="12pt" style:font-size-complex="12pt"/>
    </style:style>
    <style:style style:name="P221" style:parent-style-name="Explicação" style:family="paragraph">
      <style:paragraph-properties style:punctuation-wrap="simple" fo:text-align="justify"/>
      <style:text-properties fo:color="#000000"/>
    </style:style>
    <style:style style:name="P222" style:parent-style-name="Título1" style:family="paragraph">
      <style:paragraph-properties fo:text-align="center"/>
    </style:style>
    <style:style style:name="P223" style:parent-style-name="Título1" style:family="paragraph">
      <style:paragraph-properties fo:text-align="center"/>
    </style:style>
    <style:style style:name="P224" style:parent-style-name="Standard" style:family="paragraph">
      <style:paragraph-properties fo:line-height="115%"/>
      <style:text-properties fo:font-size="12pt" style:font-size-asian="12pt" style:font-size-complex="12pt"/>
    </style:style>
    <style:style style:name="P225" style:parent-style-name="Título2" style:family="paragraph">
      <style:paragraph-properties fo:text-align="center"/>
    </style:style>
    <style:style style:name="TableColumn227" style:family="table-column">
      <style:table-column-properties style:column-width="1.9534in" style:use-optimal-column-width="false"/>
    </style:style>
    <style:style style:name="TableColumn228" style:family="table-column">
      <style:table-column-properties style:column-width="4.8979in" style:use-optimal-column-width="false"/>
    </style:style>
    <style:style style:name="Table226" style:family="table">
      <style:table-properties style:width="6.8513in" fo:margin-left="-0.3034in" table:align="left"/>
    </style:style>
    <style:style style:name="TableRow229" style:family="table-row">
      <style:table-row-properties style:min-row-height="0.1763in" style:use-optimal-row-height="false"/>
    </style:style>
    <style:style style:name="TableCell230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center" fo:line-height="115%"/>
      <style:text-properties fo:font-weight="bold" style:font-weight-asian="bold" fo:font-size="12pt" style:font-size-asian="12pt" style:font-size-complex="12pt"/>
    </style:style>
    <style:style style:name="TableCell232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 fo:line-height="115%"/>
      <style:text-properties fo:font-weight="bold" style:font-weight-asian="bold" fo:font-size="12pt" style:font-size-asian="12pt" style:font-size-complex="12pt"/>
    </style:style>
    <style:style style:name="TableRow234" style:family="table-row">
      <style:table-row-properties style:min-row-height="0.1763in" style:use-optimal-row-height="false"/>
    </style:style>
    <style:style style:name="TableCell235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line-height="115%"/>
      <style:text-properties fo:font-size="12pt" style:font-size-asian="12pt" style:font-size-complex="12pt"/>
    </style:style>
    <style:style style:name="TableCell237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38" style:parent-style-name="Normal" style:family="paragraph">
      <style:paragraph-properties fo:keep-together="always" fo:widows="0" fo:orphans="0" fo:text-align="justify" fo:margin-bottom="0.0833in"/>
    </style:style>
    <style:style style:name="T239" style:parent-style-name="Fonteparág.padrão" style:family="text">
      <style:text-properties fo:font-size="12pt" style:font-size-asian="12pt" style:font-size-complex="12pt"/>
    </style:style>
    <style:style style:name="TableRow240" style:family="table-row">
      <style:table-row-properties style:min-row-height="0.1763in" style:use-optimal-row-height="false"/>
    </style:style>
    <style:style style:name="TableCell24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line-height="115%"/>
      <style:text-properties fo:font-size="12pt" style:font-size-asian="12pt" style:font-size-complex="12pt"/>
    </style:style>
    <style:style style:name="TableCell24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44" style:parent-style-name="Normal" style:family="paragraph">
      <style:paragraph-properties fo:keep-together="always" fo:widows="0" fo:orphans="0" fo:text-align="justify" fo:margin-bottom="0.0833in"/>
    </style:style>
    <style:style style:name="T245" style:parent-style-name="Fonteparág.padrão" style:family="text">
      <style:text-properties fo:font-size="12pt" style:font-size-asian="12pt" style:font-size-complex="12pt"/>
    </style:style>
    <style:style style:name="TableRow246" style:family="table-row">
      <style:table-row-properties style:min-row-height="0.1861in" style:use-optimal-row-height="false"/>
    </style:style>
    <style:style style:name="TableCell247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248" style:parent-style-name="Explicação" style:family="paragraph">
      <style:paragraph-properties fo:line-height="115%"/>
      <style:text-properties fo:color="#000000" fo:font-size="12pt" style:font-size-asian="12pt" style:font-size-complex="12pt"/>
    </style:style>
    <style:style style:name="TableCell249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250" style:parent-style-name="Normal" style:family="paragraph">
      <style:paragraph-properties fo:keep-together="always" fo:widows="0" fo:orphans="0" fo:text-align="justify" fo:margin-bottom="0.0833in"/>
    </style:style>
    <style:style style:name="T251" style:parent-style-name="Fonteparág.padrão" style:family="text">
      <style:text-properties fo:font-size="12pt" style:font-size-asian="12pt" style:font-size-complex="12pt"/>
    </style:style>
    <style:style style:name="TableColumn253" style:family="table-column">
      <style:table-column-properties style:column-width="6.4937in" style:use-optimal-column-width="false"/>
    </style:style>
    <style:style style:name="Table252" style:family="table">
      <style:table-properties style:width="6.4937in" fo:margin-left="0.075in" table:align="left"/>
    </style:style>
    <style:style style:name="TableRow254" style:family="table-row">
      <style:table-row-properties style:min-row-height="0.1902in" style:use-optimal-row-height="false"/>
    </style:style>
    <style:style style:name="TableCell255" style:family="table-cell">
      <style:table-cell-properties fo:border-top="0.0034in solid #000000" fo:border-left="0.0034in solid #000000" fo:border-bottom="0.0069in solid #000000" fo:border-right="0.0034in solid #000000" fo:background-color="#BDC0BF" style:writing-mode="lr-tb" fo:padding-top="0.0555in" fo:padding-left="0.0555in" fo:padding-bottom="0.0555in" fo:padding-right="0.0555in"/>
    </style:style>
    <style:style style:name="P256" style:parent-style-name="EstilodeTabela1" style:family="paragraph">
      <style:paragraph-properties fo:text-align="center" fo:line-height="115%"/>
      <style:text-properties fo:font-size="12pt" style:font-size-asian="12pt" style:font-size-complex="12pt"/>
    </style:style>
    <style:style style:name="TableRow257" style:family="table-row">
      <style:table-row-properties style:min-row-height="0.4965in" style:use-optimal-row-height="false"/>
    </style:style>
    <style:style style:name="TableCell258" style:family="table-cell">
      <style:table-cell-properties fo:border-top="0.0069in solid #000000" fo:border-left="0.0034in solid #000000" fo:border-bottom="0.0034in solid #000000" fo:border-right="0.0034in solid #000000" style:writing-mode="lr-tb" fo:padding-top="0.0555in" fo:padding-left="0.0555in" fo:padding-bottom="0.0555in" fo:padding-right="0.0555in"/>
    </style:style>
    <style:style style:name="P259" style:parent-style-name="Normal" style:family="paragraph">
      <style:paragraph-properties fo:keep-together="always" fo:widows="0" fo:orphans="0" fo:text-align="justify" fo:margin-bottom="0.0833in"/>
      <style:text-properties fo:font-size="12pt" style:font-size-asian="12pt" style:font-size-complex="12pt"/>
    </style:style>
    <style:style style:name="P260" style:parent-style-name="Normal" style:family="paragraph">
      <style:paragraph-properties fo:keep-together="always" fo:widows="0" fo:orphans="0" fo:text-align="justify" fo:margin-bottom="0.0833in"/>
      <style:text-properties fo:font-size="12pt" style:font-size-asian="12pt" style:font-size-complex="12pt"/>
    </style:style>
    <style:style style:name="P261" style:parent-style-name="Título2" style:family="paragraph">
      <style:paragraph-properties fo:text-align="center"/>
    </style:style>
    <style:style style:name="TableColumn263" style:family="table-column">
      <style:table-column-properties style:column-width="2.2958in" style:use-optimal-column-width="false"/>
    </style:style>
    <style:style style:name="TableColumn264" style:family="table-column">
      <style:table-column-properties style:column-width="4.4881in" style:use-optimal-column-width="false"/>
    </style:style>
    <style:style style:name="Table262" style:family="table">
      <style:table-properties style:width="6.784in" fo:margin-left="-0.3034in" table:align="left"/>
    </style:style>
    <style:style style:name="TableRow265" style:family="table-row">
      <style:table-row-properties style:min-row-height="0.1645in" style:use-optimal-row-height="false"/>
    </style:style>
    <style:style style:name="TableCell266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  <style:text-properties fo:font-weight="bold" style:font-weight-asian="bold"/>
    </style:style>
    <style:style style:name="TableCell268" style:family="table-cell">
      <style:table-cell-properties fo:border="0.0069in solid #00000A" fo:background-color="#D9D9D9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text-align="center"/>
      <style:text-properties fo:font-weight="bold" style:font-weight-asian="bold"/>
    </style:style>
    <style:style style:name="TableRow270" style:family="table-row">
      <style:table-row-properties style:min-row-height="0.3395in" style:use-optimal-row-height="false"/>
    </style:style>
    <style:style style:name="TableCell271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72" style:parent-style-name="Explicação" style:family="paragraph">
      <style:text-properties fo:color="#000000"/>
    </style:style>
    <style:style style:name="TableCell273" style:family="table-cell">
      <style:table-cell-properties fo:border="0.0069in solid #00000A" fo:background-color="#FFFFFF" style:writing-mode="lr-tb" fo:padding-top="0in" fo:padding-left="0.075in" fo:padding-bottom="0in" fo:padding-right="0.075in"/>
    </style:style>
    <style:style style:name="P274" style:parent-style-name="Título2" style:family="paragraph">
      <style:paragraph-properties fo:text-align="justify" fo:margin-left="0.3in">
        <style:tab-stops/>
      </style:paragraph-properties>
    </style:style>
    <style:style style:name="P275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276" style:parent-style-name="Fonteparág.padrão" style:family="text">
      <style:text-properties fo:font-size="10pt" style:font-size-asian="10pt"/>
    </style:style>
    <style:style style:name="T277" style:parent-style-name="Fonteparág.padrão" style:family="text">
      <style:text-properties fo:font-size="10pt" style:font-size-asian="10pt"/>
    </style:style>
    <style:style style:name="T278" style:parent-style-name="Fonteparág.padrão" style:family="text">
      <style:text-properties fo:font-size="10pt" style:font-size-asian="10pt"/>
    </style:style>
    <style:style style:name="T279" style:parent-style-name="Fonteparág.padrão" style:family="text">
      <style:text-properties fo:font-size="10pt" style:font-size-asian="10pt"/>
    </style:style>
    <style:style style:name="P280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281" style:parent-style-name="Fonteparág.padrão" style:family="text">
      <style:text-properties fo:font-size="10pt" style:font-size-asian="10pt"/>
    </style:style>
    <style:style style:name="P282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83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84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85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86" style:parent-style-name="Título2" style:family="paragraph">
      <style:paragraph-properties fo:text-align="justify" fo:margin-left="0.3in">
        <style:tab-stops/>
      </style:paragraph-properties>
    </style:style>
    <style:style style:name="P287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288" style:parent-style-name="Fonteparág.padrão" style:family="text">
      <style:text-properties fo:font-size="10pt" style:font-size-asian="10pt"/>
    </style:style>
    <style:style style:name="T289" style:parent-style-name="Fonteparág.padrão" style:family="text">
      <style:text-properties fo:font-size="10pt" style:font-size-asian="10pt"/>
    </style:style>
    <style:style style:name="P290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91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92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93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</style:style>
    <style:style style:name="T294" style:parent-style-name="Fonteparág.padrão" style:family="text">
      <style:text-properties fo:font-size="10pt" style:font-size-asian="10pt"/>
    </style:style>
    <style:style style:name="T295" style:parent-style-name="Fonteparág.padrão" style:family="text">
      <style:text-properties fo:font-size="10pt" style:font-size-asian="10pt"/>
    </style:style>
    <style:style style:name="P296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97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98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299" style:parent-style-name="Normal" style:list-style-name="LFO6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00" style:parent-style-name="Título2" style:family="paragraph">
      <style:paragraph-properties fo:text-align="justify" fo:margin-left="0.3in">
        <style:tab-stops/>
      </style:paragraph-properties>
    </style:style>
    <style:style style:name="P301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02" style:parent-style-name="Fonteparág.padrão" style:family="text">
      <style:text-properties fo:font-size="10pt" style:font-size-asian="10pt"/>
    </style:style>
    <style:style style:name="T303" style:parent-style-name="Fonteparág.padrão" style:family="text">
      <style:text-properties fo:font-size="10pt" style:font-size-asian="10pt"/>
    </style:style>
    <style:style style:name="P304" style:parent-style-name="Normal" style:list-style-name="LFO7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05" style:parent-style-name="Normal" style:list-style-name="LFO7" style:family="paragraph">
      <style:paragraph-properties fo:keep-together="always" fo:widows="0" fo:orphans="0" fo:text-align="justify" fo:margin-bottom="0.0833in" fo:line-height="100%" fo:text-indent="-0.2493in"/>
    </style:style>
    <style:style style:name="T306" style:parent-style-name="Fonteparág.padrão" style:family="text">
      <style:text-properties fo:font-size="10pt" style:font-size-asian="10pt"/>
    </style:style>
    <style:style style:name="P307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08" style:parent-style-name="Fonteparág.padrão" style:family="text">
      <style:text-properties fo:font-size="10pt" style:font-size-asian="10pt"/>
    </style:style>
    <style:style style:name="T309" style:parent-style-name="Fonteparág.padrão" style:family="text">
      <style:text-properties fo:font-size="10pt" style:font-size-asian="10pt"/>
    </style:style>
    <style:style style:name="P310" style:parent-style-name="Normal" style:list-style-name="LFO8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11" style:parent-style-name="Normal" style:list-style-name="LFO8" style:family="paragraph">
      <style:paragraph-properties fo:keep-together="always" fo:widows="0" fo:orphans="0" fo:text-align="justify" fo:margin-bottom="0.0833in" fo:line-height="100%" fo:text-indent="-0.2493in"/>
    </style:style>
    <style:style style:name="T312" style:parent-style-name="Fonteparág.padrão" style:family="text">
      <style:text-properties fo:font-size="10pt" style:font-size-asian="10pt"/>
    </style:style>
    <style:style style:name="P313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14" style:parent-style-name="Fonteparág.padrão" style:family="text">
      <style:text-properties fo:font-size="10pt" style:font-size-asian="10pt"/>
    </style:style>
    <style:style style:name="T315" style:parent-style-name="Fonteparág.padrão" style:family="text">
      <style:text-properties fo:font-size="10pt" style:font-size-asian="10pt"/>
    </style:style>
    <style:style style:name="P316" style:parent-style-name="Normal" style:list-style-name="LFO9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17" style:parent-style-name="Normal" style:list-style-name="LFO9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18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19" style:parent-style-name="Fonteparág.padrão" style:family="text">
      <style:text-properties fo:font-size="10pt" style:font-size-asian="10pt"/>
    </style:style>
    <style:style style:name="T320" style:parent-style-name="Fonteparág.padrão" style:family="text">
      <style:text-properties fo:font-size="10pt" style:font-size-asian="10pt"/>
    </style:style>
    <style:style style:name="P321" style:parent-style-name="Normal" style:list-style-name="LFO10" style:family="paragraph">
      <style:paragraph-properties fo:keep-together="always" fo:widows="0" fo:orphans="0" fo:text-align="justify" fo:margin-bottom="0.0833in" fo:text-indent="-0.2493in"/>
      <style:text-properties fo:font-size="10pt" style:font-size-asian="10pt"/>
    </style:style>
    <style:style style:name="P322" style:parent-style-name="Normal" style:list-style-name="LFO10" style:family="paragraph">
      <style:paragraph-properties fo:keep-together="always" fo:widows="0" fo:orphans="0" fo:text-align="justify" fo:margin-bottom="0.0833in" fo:text-indent="-0.2493in"/>
      <style:text-properties fo:font-size="10pt" style:font-size-asian="10pt"/>
    </style:style>
    <style:style style:name="P323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24" style:parent-style-name="Fonteparág.padrão" style:family="text">
      <style:text-properties fo:font-size="10pt" style:font-size-asian="10pt"/>
    </style:style>
    <style:style style:name="T325" style:parent-style-name="Fonteparág.padrão" style:family="text">
      <style:text-properties fo:font-size="10pt" style:font-size-asian="10pt"/>
    </style:style>
    <style:style style:name="P326" style:parent-style-name="Normal" style:list-style-name="LFO11" style:family="paragraph">
      <style:paragraph-properties fo:keep-together="always" fo:widows="0" fo:orphans="0" fo:text-align="justify" fo:margin-bottom="0.0833in" fo:line-height="100%" fo:text-indent="-0.2493in"/>
    </style:style>
    <style:style style:name="T327" style:parent-style-name="Fonteparág.padrão" style:family="text">
      <style:text-properties fo:font-size="10pt" style:font-size-asian="10pt"/>
    </style:style>
    <style:style style:name="P328" style:parent-style-name="Título2" style:family="paragraph">
      <style:paragraph-properties fo:text-align="justify"/>
    </style:style>
    <style:style style:name="P329" style:parent-style-name="Normal" style:family="paragraph">
      <style:paragraph-properties fo:text-align="justify" fo:margin-left="0.5in">
        <style:tab-stops/>
      </style:paragraph-properties>
    </style:style>
    <style:style style:name="T330" style:parent-style-name="Fonteparág.padrão" style:family="text">
      <style:text-properties fo:font-size="10pt" style:font-size-asian="10pt"/>
    </style:style>
    <style:style style:name="P331" style:parent-style-name="Normal" style:family="paragraph">
      <style:paragraph-properties fo:text-align="justify" fo:margin-left="0.5in">
        <style:tab-stops/>
      </style:paragraph-properties>
    </style:style>
    <style:style style:name="T332" style:parent-style-name="Fonteparág.padrão" style:family="text">
      <style:text-properties fo:font-size="10pt" style:font-size-asian="10pt"/>
    </style:style>
    <style:style style:name="P333" style:parent-style-name="Normal" style:family="paragraph">
      <style:paragraph-properties fo:text-align="justify" fo:line-height="150%"/>
      <style:text-properties style:font-name-asian="Times New Roman" style:language-asian="pt" style:country-asian="BR"/>
    </style:style>
    <style:style style:name="P334" style:parent-style-name="Explicação" style:family="paragraph">
      <style:text-properties fo:color="#000000"/>
    </style:style>
    <style:style style:name="TableRow335" style:family="table-row">
      <style:table-row-properties style:min-row-height="0.4944in" style:use-optimal-row-height="false"/>
    </style:style>
    <style:style style:name="TableCell336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337" style:parent-style-name="Explicação" style:family="paragraph">
      <style:text-properties fo:color="#000000"/>
    </style:style>
    <style:style style:name="TableCell338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339" style:parent-style-name="Título2" style:family="paragraph">
      <style:paragraph-properties fo:text-align="justify" fo:margin-left="0.3in">
        <style:tab-stops/>
      </style:paragraph-properties>
    </style:style>
    <style:style style:name="P340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41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342" style:parent-style-name="Fonteparág.padrão" style:family="text">
      <style:text-properties fo:font-size="10pt" style:font-size-asian="10pt"/>
    </style:style>
    <style:style style:name="P343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44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345" style:parent-style-name="Fonteparág.padrão" style:family="text">
      <style:text-properties fo:font-size="10pt" style:font-size-asian="10pt"/>
    </style:style>
    <style:style style:name="P346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47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48" style:parent-style-name="Título2" style:family="paragraph">
      <style:paragraph-properties fo:text-align="justify" fo:margin-left="0.3in">
        <style:tab-stops/>
      </style:paragraph-properties>
    </style:style>
    <style:style style:name="P349" style:parent-style-name="Título2" style:family="paragraph">
      <style:paragraph-properties fo:text-align="justify" fo:margin-left="0.3in">
        <style:tab-stops/>
      </style:paragraph-properties>
    </style:style>
    <style:style style:name="P350" style:parent-style-name="Título2" style:family="paragraph">
      <style:paragraph-properties fo:text-align="justify" fo:margin-left="0.3in">
        <style:tab-stops/>
      </style:paragraph-properties>
    </style:style>
    <style:style style:name="P351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52" style:parent-style-name="Fonteparág.padrão" style:family="text">
      <style:text-properties fo:font-size="10pt" style:font-size-asian="10pt"/>
    </style:style>
    <style:style style:name="P353" style:parent-style-name="Normal" style:list-style-name="LFO7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54" style:parent-style-name="Normal" style:list-style-name="LFO7" style:family="paragraph">
      <style:paragraph-properties fo:keep-together="always" fo:widows="0" fo:orphans="0" fo:text-align="justify" fo:margin-bottom="0.0833in" fo:line-height="100%" fo:text-indent="-0.2493in"/>
    </style:style>
    <style:style style:name="T355" style:parent-style-name="Fonteparág.padrão" style:family="text">
      <style:text-properties fo:font-size="10pt" style:font-size-asian="10pt"/>
    </style:style>
    <style:style style:name="T356" style:parent-style-name="Fonteparág.padrão" style:family="text">
      <style:text-properties fo:font-size="10pt" style:font-size-asian="10pt"/>
    </style:style>
    <style:style style:name="P357" style:parent-style-name="Título2" style:family="paragraph">
      <style:paragraph-properties fo:text-align="justify"/>
    </style:style>
    <style:style style:name="P358" style:parent-style-name="Normal" style:family="paragraph">
      <style:text-properties style:language-asian="zh" style:country-asian="CN" style:language-complex="hi" style:country-complex="IN"/>
    </style:style>
    <style:style style:name="P359" style:parent-style-name="Normal" style:family="paragraph">
      <style:paragraph-properties fo:text-align="justify" fo:margin-left="0.5in">
        <style:tab-stops/>
      </style:paragraph-properties>
    </style:style>
    <style:style style:name="T360" style:parent-style-name="Fonteparág.padrão" style:family="text">
      <style:text-properties fo:font-size="10pt" style:font-size-asian="10pt"/>
    </style:style>
    <style:style style:name="P361" style:parent-style-name="Normal" style:family="paragraph">
      <style:paragraph-properties fo:text-align="justify" fo:margin-left="0.5in">
        <style:tab-stops/>
      </style:paragraph-properties>
    </style:style>
    <style:style style:name="T362" style:parent-style-name="Fonteparág.padrão" style:family="text">
      <style:text-properties fo:font-size="10pt" style:font-size-asian="10pt"/>
    </style:style>
    <style:style style:name="P363" style:parent-style-name="Explicação" style:family="paragraph">
      <style:text-properties fo:color="#000000"/>
    </style:style>
    <style:style style:name="TableRow364" style:family="table-row">
      <style:table-row-properties style:min-row-height="0.5041in" style:use-optimal-row-height="false"/>
    </style:style>
    <style:style style:name="TableCell365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366" style:parent-style-name="Explicação" style:family="paragraph">
      <style:text-properties fo:color="#000000"/>
    </style:style>
    <style:style style:name="TableCell367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368" style:parent-style-name="Título2" style:family="paragraph">
      <style:paragraph-properties fo:text-align="justify" fo:margin-left="0.3in">
        <style:tab-stops/>
      </style:paragraph-properties>
    </style:style>
    <style:style style:name="P369" style:parent-style-name="Normal" style:family="paragraph">
      <style:text-properties style:language-asian="zh" style:country-asian="CN" style:language-complex="hi" style:country-complex="IN"/>
    </style:style>
    <style:style style:name="P370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71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372" style:parent-style-name="Fonteparág.padrão" style:family="text">
      <style:text-properties fo:font-size="10pt" style:font-size-asian="10pt"/>
    </style:style>
    <style:style style:name="P373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374" style:parent-style-name="Fonteparág.padrão" style:family="text">
      <style:text-properties fo:font-size="10pt" style:font-size-asian="10pt"/>
    </style:style>
    <style:style style:name="P375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376" style:parent-style-name="Fonteparág.padrão" style:family="text">
      <style:text-properties fo:font-size="10pt" style:font-size-asian="10pt"/>
    </style:style>
    <style:style style:name="P377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78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379" style:parent-style-name="Fonteparág.padrão" style:family="text">
      <style:text-properties fo:font-size="10pt" style:font-size-asian="10pt"/>
    </style:style>
    <style:style style:name="T380" style:parent-style-name="Fonteparág.padrão" style:family="text">
      <style:text-properties fo:font-size="10pt" style:font-size-asian="10pt"/>
    </style:style>
    <style:style style:name="P381" style:parent-style-name="Título2" style:family="paragraph">
      <style:paragraph-properties fo:text-align="justify" fo:margin-left="0.3in">
        <style:tab-stops/>
      </style:paragraph-properties>
    </style:style>
    <style:style style:name="P382" style:parent-style-name="Título2" style:family="paragraph">
      <style:paragraph-properties fo:text-align="justify" fo:margin-left="0.3in">
        <style:tab-stops/>
      </style:paragraph-properties>
    </style:style>
    <style:style style:name="P383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384" style:parent-style-name="Fonteparág.padrão" style:family="text">
      <style:text-properties fo:font-size="10pt" style:font-size-asian="10pt"/>
    </style:style>
    <style:style style:name="P385" style:parent-style-name="Normal" style:list-style-name="LFO7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386" style:parent-style-name="Normal" style:list-style-name="LFO7" style:family="paragraph">
      <style:paragraph-properties fo:keep-together="always" fo:widows="0" fo:orphans="0" fo:text-align="justify" fo:margin-bottom="0.0833in" fo:line-height="100%" fo:text-indent="-0.2493in"/>
    </style:style>
    <style:style style:name="T387" style:parent-style-name="Fonteparág.padrão" style:family="text">
      <style:text-properties fo:font-size="10pt" style:font-size-asian="10pt"/>
    </style:style>
    <style:style style:name="T388" style:parent-style-name="Fonteparág.padrão" style:family="text">
      <style:text-properties fo:font-size="10pt" style:font-size-asian="10pt"/>
    </style:style>
    <style:style style:name="P389" style:parent-style-name="Título2" style:family="paragraph">
      <style:paragraph-properties fo:text-align="justify"/>
    </style:style>
    <style:style style:name="P390" style:parent-style-name="Normal" style:family="paragraph">
      <style:text-properties style:language-asian="zh" style:country-asian="CN" style:language-complex="hi" style:country-complex="IN"/>
    </style:style>
    <style:style style:name="P391" style:parent-style-name="Normal" style:family="paragraph">
      <style:paragraph-properties fo:text-align="justify" fo:margin-left="0.5in">
        <style:tab-stops/>
      </style:paragraph-properties>
    </style:style>
    <style:style style:name="T392" style:parent-style-name="Fonteparág.padrão" style:family="text">
      <style:text-properties fo:font-size="10pt" style:font-size-asian="10pt"/>
    </style:style>
    <style:style style:name="P393" style:parent-style-name="Normal" style:family="paragraph">
      <style:paragraph-properties fo:text-align="justify" fo:margin-left="0.5in">
        <style:tab-stops/>
      </style:paragraph-properties>
    </style:style>
    <style:style style:name="T394" style:parent-style-name="Fonteparág.padrão" style:family="text">
      <style:text-properties fo:font-size="10pt" style:font-size-asian="10pt"/>
    </style:style>
    <style:style style:name="P395" style:parent-style-name="Explicação" style:family="paragraph">
      <style:text-properties fo:color="#000000"/>
    </style:style>
    <style:style style:name="P396" style:parent-style-name="Explicação" style:family="paragraph">
      <style:text-properties fo:color="#000000"/>
    </style:style>
    <style:style style:name="TableRow397" style:family="table-row">
      <style:table-row-properties style:min-row-height="0.3395in" style:use-optimal-row-height="false"/>
    </style:style>
    <style:style style:name="TableCell398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399" style:parent-style-name="Explicação" style:family="paragraph">
      <style:text-properties fo:color="#000000"/>
    </style:style>
    <style:style style:name="TableCell400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401" style:parent-style-name="Título2" style:family="paragraph">
      <style:paragraph-properties fo:text-align="justify" fo:margin-left="0.3in">
        <style:tab-stops/>
      </style:paragraph-properties>
    </style:style>
    <style:style style:name="P402" style:parent-style-name="Normal" style:family="paragraph">
      <style:text-properties style:language-asian="zh" style:country-asian="CN" style:language-complex="hi" style:country-complex="IN"/>
    </style:style>
    <style:style style:name="P403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404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405" style:parent-style-name="Fonteparág.padrão" style:family="text">
      <style:text-properties fo:font-size="10pt" style:font-size-asian="10pt"/>
    </style:style>
    <style:style style:name="P406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407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408" style:parent-style-name="Normal" style:list-style-name="LFO4" style:family="paragraph">
      <style:paragraph-properties fo:keep-together="always" fo:widows="0" fo:orphans="0" fo:text-align="justify" fo:margin-bottom="0.0833in" fo:line-height="100%" fo:text-indent="-0.2493in"/>
    </style:style>
    <style:style style:name="T409" style:parent-style-name="Fonteparág.padrão" style:family="text">
      <style:text-properties fo:font-size="10pt" style:font-size-asian="10pt"/>
    </style:style>
    <style:style style:name="T410" style:parent-style-name="Fonteparág.padrão" style:family="text">
      <style:text-properties fo:font-size="10pt" style:font-size-asian="10pt"/>
    </style:style>
    <style:style style:name="P411" style:parent-style-name="Normal" style:family="paragraph">
      <style:paragraph-properties fo:keep-together="always" fo:widows="0" fo:orphans="0" fo:text-align="justify" fo:margin-bottom="0.0833in" fo:line-height="100%"/>
      <style:text-properties fo:font-size="10pt" style:font-size-asian="10pt"/>
    </style:style>
    <style:style style:name="P412" style:parent-style-name="Título2" style:family="paragraph">
      <style:paragraph-properties fo:text-align="justify" fo:margin-left="0.3in">
        <style:tab-stops/>
      </style:paragraph-properties>
    </style:style>
    <style:style style:name="P413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414" style:parent-style-name="Fonteparág.padrão" style:family="text">
      <style:text-properties fo:font-size="10pt" style:font-size-asian="10pt"/>
    </style:style>
    <style:style style:name="P415" style:parent-style-name="Normal" style:family="paragraph">
      <style:paragraph-properties fo:keep-together="always" fo:widows="0" fo:orphans="0" fo:text-align="justify" fo:margin-bottom="0.0833in" fo:line-height="100%"/>
    </style:style>
    <style:style style:name="T416" style:parent-style-name="Fonteparág.padrão" style:family="text">
      <style:text-properties fo:font-size="10pt" style:font-size-asian="10pt"/>
    </style:style>
    <style:style style:name="T417" style:parent-style-name="Fonteparág.padrão" style:family="text">
      <style:text-properties fo:font-size="10pt" style:font-size-asian="10pt"/>
    </style:style>
    <style:style style:name="P418" style:parent-style-name="Título2" style:family="paragraph">
      <style:paragraph-properties fo:text-align="justify"/>
    </style:style>
    <style:style style:name="P419" style:parent-style-name="Normal" style:family="paragraph">
      <style:text-properties style:language-asian="zh" style:country-asian="CN" style:language-complex="hi" style:country-complex="IN"/>
    </style:style>
    <style:style style:name="P420" style:parent-style-name="Normal" style:family="paragraph">
      <style:paragraph-properties fo:text-align="justify" fo:margin-left="0.5in">
        <style:tab-stops/>
      </style:paragraph-properties>
    </style:style>
    <style:style style:name="T421" style:parent-style-name="Fonteparág.padrão" style:family="text">
      <style:text-properties fo:font-size="10pt" style:font-size-asian="10pt"/>
    </style:style>
    <style:style style:name="P422" style:parent-style-name="Normal" style:family="paragraph">
      <style:paragraph-properties fo:text-align="justify"/>
    </style:style>
    <style:style style:name="P423" style:parent-style-name="Explicação" style:family="paragraph">
      <style:text-properties fo:color="#000000"/>
    </style:style>
    <style:style style:name="TableRow424" style:family="table-row">
      <style:table-row-properties style:min-row-height="0.5138in" style:use-optimal-row-height="false"/>
    </style:style>
    <style:style style:name="TableCell425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426" style:parent-style-name="Explicação" style:family="paragraph">
      <style:text-properties fo:color="#000000"/>
    </style:style>
    <style:style style:name="TableCell427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5in" fo:padding-bottom="0in" fo:padding-right="0.075in"/>
    </style:style>
    <style:style style:name="P428" style:parent-style-name="Título2" style:family="paragraph">
      <style:paragraph-properties fo:text-align="justify" fo:margin-left="0.3in">
        <style:tab-stops/>
      </style:paragraph-properties>
    </style:style>
    <style:style style:name="P429" style:parent-style-name="Normal" style:family="paragraph">
      <style:text-properties style:language-asian="zh" style:country-asian="CN" style:language-complex="hi" style:country-complex="IN"/>
    </style:style>
    <style:style style:name="P430" style:parent-style-name="Normal" style:list-style-name="LFO12" style:family="paragraph">
      <style:paragraph-properties fo:keep-together="always" fo:widows="0" fo:orphans="0" fo:text-align="justify" fo:margin-bottom="0.0833in" fo:line-height="100%" fo:text-indent="-0.2493in"/>
    </style:style>
    <style:style style:name="T431" style:parent-style-name="Fonteparág.padrão" style:family="text">
      <style:text-properties fo:font-size="10pt" style:font-size-asian="10pt"/>
    </style:style>
    <style:style style:name="T432" style:parent-style-name="Fonteparág.padrão" style:family="text">
      <style:text-properties fo:font-size="10pt" style:font-size-asian="10pt"/>
    </style:style>
    <style:style style:name="P433" style:parent-style-name="Normal" style:list-style-name="LFO12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434" style:parent-style-name="Normal" style:list-style-name="LFO12" style:family="paragraph">
      <style:paragraph-properties fo:keep-together="always" fo:widows="0" fo:orphans="0" fo:text-align="justify" fo:margin-bottom="0.0833in" fo:line-height="100%" fo:text-indent="-0.2493in"/>
      <style:text-properties fo:font-size="10pt" style:font-size-asian="10pt"/>
    </style:style>
    <style:style style:name="P435" style:parent-style-name="Normal" style:list-style-name="LFO12" style:family="paragraph">
      <style:paragraph-properties fo:keep-together="always" fo:widows="0" fo:orphans="0" fo:text-align="justify" fo:margin-bottom="0.0833in" fo:line-height="100%" fo:text-indent="-0.2493in"/>
    </style:style>
    <style:style style:name="T436" style:parent-style-name="Fonteparág.padrão" style:family="text">
      <style:text-properties fo:font-size="10pt" style:font-size-asian="10pt"/>
    </style:style>
    <style:style style:name="P437" style:parent-style-name="Normal" style:family="paragraph">
      <style:paragraph-properties fo:keep-together="always" fo:widows="0" fo:orphans="0" fo:text-align="justify" fo:margin-bottom="0.0833in" fo:line-height="100%"/>
      <style:text-properties fo:font-size="10pt" style:font-size-asian="10pt"/>
    </style:style>
    <style:style style:name="P438" style:parent-style-name="Título2" style:family="paragraph">
      <style:paragraph-properties fo:text-align="justify" fo:margin-left="0.3in">
        <style:tab-stops/>
      </style:paragraph-properties>
    </style:style>
    <style:style style:name="P439" style:parent-style-name="Título2" style:family="paragraph">
      <style:paragraph-properties fo:text-align="justify" fo:margin-left="0.3in">
        <style:tab-stops/>
      </style:paragraph-properties>
    </style:style>
    <style:style style:name="P440" style:parent-style-name="Título2" style:family="paragraph">
      <style:paragraph-properties fo:text-align="justify" fo:margin-left="0.3in">
        <style:tab-stops/>
      </style:paragraph-properties>
    </style:style>
    <style:style style:name="P441" style:parent-style-name="Título2" style:family="paragraph">
      <style:paragraph-properties fo:text-align="justify" fo:margin-left="0.3in">
        <style:tab-stops/>
      </style:paragraph-properties>
    </style:style>
    <style:style style:name="P442" style:parent-style-name="Normal" style:family="paragraph">
      <style:paragraph-properties fo:keep-together="always" fo:widows="0" fo:orphans="0" fo:text-align="justify" fo:margin-bottom="0.0833in" fo:line-height="100%" fo:margin-left="0.5in">
        <style:tab-stops/>
      </style:paragraph-properties>
    </style:style>
    <style:style style:name="T443" style:parent-style-name="Fonteparág.padrão" style:family="text">
      <style:text-properties fo:font-size="10pt" style:font-size-asian="10pt"/>
    </style:style>
    <style:style style:name="P444" style:parent-style-name="Normal" style:family="paragraph">
      <style:paragraph-properties fo:keep-together="always" fo:widows="0" fo:orphans="0" fo:text-align="justify" fo:margin-bottom="0.0833in" fo:line-height="100%"/>
    </style:style>
    <style:style style:name="T445" style:parent-style-name="Fonteparág.padrão" style:family="text">
      <style:text-properties fo:font-size="10pt" style:font-size-asian="10pt"/>
    </style:style>
    <style:style style:name="P446" style:parent-style-name="Título2" style:family="paragraph">
      <style:paragraph-properties fo:text-align="justify"/>
    </style:style>
    <style:style style:name="P447" style:parent-style-name="Normal" style:family="paragraph">
      <style:text-properties style:language-asian="zh" style:country-asian="CN" style:language-complex="hi" style:country-complex="IN"/>
    </style:style>
    <style:style style:name="P448" style:parent-style-name="Normal" style:family="paragraph">
      <style:paragraph-properties fo:text-align="justify" fo:margin-left="0.5in">
        <style:tab-stops/>
      </style:paragraph-properties>
    </style:style>
    <style:style style:name="T449" style:parent-style-name="Fonteparág.padrão" style:family="text">
      <style:text-properties fo:font-size="10pt" style:font-size-asian="10pt"/>
    </style:style>
    <style:style style:name="T450" style:parent-style-name="Fonteparág.padrão" style:family="text">
      <style:text-properties fo:font-size="10pt" style:font-size-asian="10pt"/>
    </style:style>
    <style:style style:name="P451" style:parent-style-name="Normal" style:family="paragraph">
      <style:paragraph-properties fo:text-align="justify"/>
    </style:style>
    <style:style style:name="P452" style:parent-style-name="Explicação" style:family="paragraph">
      <style:text-properties fo:color="#000000"/>
    </style:style>
    <style:style style:name="T453" style:parent-style-name="Fonteparág.padrão" style:family="text">
      <style:text-properties style:font-size-complex="12pt"/>
    </style:style>
    <style:style style:name="P454" style:parent-style-name="Título2" style:list-style-name="LFO13" style:family="paragraph"/>
    <style:style style:name="P455" style:parent-style-name="Explicação" style:family="paragraph">
      <style:paragraph-properties fo:text-align="justify"/>
      <style:text-properties fo:color="#000000"/>
    </style:style>
    <style:style style:name="P456" style:parent-style-name="Título2" style:list-style-name="LFO13" style:family="paragraph"/>
    <style:style style:name="P457" style:parent-style-name="Explicação" style:family="paragraph">
      <style:paragraph-properties fo:text-align="justify"/>
      <style:text-properties fo:color="#000000"/>
    </style:style>
    <style:style style:name="P458" style:parent-style-name="Explicação" style:family="paragraph">
      <style:paragraph-properties fo:text-align="justify"/>
      <style:text-properties fo:color="#000000"/>
    </style:style>
    <style:style style:name="P459" style:parent-style-name="Título2" style:list-style-name="LFO13" style:family="paragraph"/>
    <style:style style:name="T460" style:parent-style-name="Fonteparág.padrão" style:family="text">
      <style:text-properties fo:color="#000000"/>
    </style:style>
    <style:style style:name="T461" style:parent-style-name="Fonteparág.padrão" style:family="text">
      <style:text-properties fo:font-style="italic" style:font-style-asian="italic" style:font-style-complex="italic" fo:color="#000000"/>
    </style:style>
    <style:style style:name="T462" style:parent-style-name="Fonteparág.padrão" style:family="text">
      <style:text-properties fo:color="#000000"/>
    </style:style>
    <style:style style:name="T463" style:parent-style-name="Fonteparág.padrão" style:family="text">
      <style:text-properties fo:color="#000000"/>
    </style:style>
    <style:style style:name="P464" style:parent-style-name="Título2" style:list-style-name="LFO13" style:family="paragraph"/>
    <style:style style:name="P465" style:parent-style-name="Explicação" style:family="paragraph">
      <style:paragraph-properties fo:text-align="justify"/>
      <style:text-properties fo:color="#000000"/>
    </style:style>
    <style:style style:name="P466" style:parent-style-name="Explicação" style:family="paragraph">
      <style:paragraph-properties fo:text-align="justify"/>
      <style:text-properties fo:color="#000000"/>
    </style:style>
    <style:style style:name="P467" style:parent-style-name="Título2" style:list-style-name="LFO13" style:family="paragraph"/>
    <style:style style:name="P468" style:parent-style-name="Explicação" style:family="paragraph">
      <style:paragraph-properties fo:text-align="justify"/>
      <style:text-properties fo:color="#000000"/>
    </style:style>
  </office:automatic-styles>
  <office:body>
    <office:text text:use-soft-page-breaks="true">
      <text:p text:style-name="P1"><text:title text:fixed="false">Especificação de Requisitos de Software</text:title></text:p>
      <text:p text:style-name="Título"/>
      <text:p text:style-name="Título"/>
      <text:p text:style-name="Título"/>
      <text:p text:style-name="Título">ManegerParkVal (MPV)</text:p>
      <text:p text:style-name="Título"/>
      <text:p text:style-name="Título"/>
      <text:p text:style-name="Título"/>
      <text:p text:style-name="Título">Versão 1.0</text:p>
      <text:soft-page-break/>
      <text:p text:style-name="P2">SUMARIO</text:p>
      <text:p text:style-name="Rodapé"/>
      <text:section text:name="Sect2" text:style-name="S2">
        <text:p text:style-name="Rodapé"/>
        <text:table-of-content text:name="_TOC3">
          <text:table-of-content-source text:outline-level="9" text:use-outline-level="true" text:use-index-marks="false" text:use-index-source-styles="fals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4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5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6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7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8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9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8"><text:a xlink:href="#__RefHeading__466_610398586" office:target-frame-name="_top" xlink:show="replace"><text:span text:style-name="IndexLink">1Histórico</text:span><text:span text:style-name="IndexLink"><text:tab/>3</text:span></text:a></text:p>
            <text:p text:style-name="P9"><text:a xlink:href="#__RefHeading__468_610398586" office:target-frame-name="_top" xlink:show="replace"><text:span text:style-name="IndexLink">2Introdução</text:span><text:span text:style-name="IndexLink"><text:tab/>4</text:span></text:a></text:p>
            <text:p text:style-name="P10"><text:a xlink:href="#__RefHeading__470_610398586" office:target-frame-name="_top" xlink:show="replace"><text:span text:style-name="IndexLink">2.1Objetivos</text:span><text:span text:style-name="IndexLink"><text:tab/>4</text:span></text:a></text:p>
            <text:p text:style-name="P11"><text:a xlink:href="#__RefHeading__512_1737174176" office:target-frame-name="_top" xlink:show="replace"><text:span text:style-name="IndexLink">2.2Público Alvo</text:span><text:span text:style-name="IndexLink"><text:tab/>4</text:span></text:a></text:p>
            <text:p text:style-name="P12"><text:a xlink:href="#__RefHeading__474_610398586" office:target-frame-name="_top" xlink:show="replace"><text:span text:style-name="IndexLink">2.3Glossário</text:span><text:span text:style-name="IndexLink"><text:tab/>4</text:span></text:a></text:p>
            <text:p text:style-name="P13"><text:a xlink:href="#__RefHeading__476_610398586" office:target-frame-name="_top" xlink:show="replace"><text:span text:style-name="IndexLink">2.4Referências</text:span><text:span text:style-name="IndexLink"><text:tab/>4</text:span></text:a></text:p>
            <text:p text:style-name="P14"><text:a xlink:href="#__RefHeading__478_610398586" office:target-frame-name="_top" xlink:show="replace"><text:span text:style-name="IndexLink">3Descrição Geral</text:span><text:span text:style-name="IndexLink"><text:tab/>4</text:span></text:a></text:p>
            <text:p text:style-name="P15"><text:a xlink:href="#__RefHeading__480_610398586" office:target-frame-name="_top" xlink:show="replace"><text:span text:style-name="IndexLink">4Objetivos a serem atin</text:span><text:span text:style-name="IndexLink">gidos com o sistema</text:span><text:span text:style-name="IndexLink"><text:tab/>4</text:span></text:a></text:p>
            <text:p text:style-name="P16"><text:a xlink:href="#__RefHeading__482_610398586" office:target-frame-name="_top" xlink:show="replace"><text:span text:style-name="IndexLink">5Requisitos Funcionais</text:span><text:span text:style-name="IndexLink"><text:tab/>4</text:span></text:a></text:p>
            <text:p text:style-name="P17"><text:a xlink:href="#__RefHeading__484_610398586" office:target-frame-name="_top" xlink:show="replace"><text:span text:style-name="IndexLink">5.1Login no Sistema</text:span><text:span text:style-name="IndexLink"><text:tab/>4</text:span></text:a></text:p>
            <text:p text:style-name="P18"><text:a xlink:href="#__RefHeading__514_1737174176" office:target-frame-name="_top" xlink:show="replace"><text:span text:style-name="IndexLink">5.2Acessar Eventos do Calendário</text:span><text:span text:style-name="IndexLink"><text:tab/>4</text:span></text:a></text:p>
            <text:p text:style-name="P19"><text:a xlink:href="#__RefHeading__516_1737174176" office:target-frame-name="_top" xlink:show="replace"><text:span text:style-name="IndexLink">5.3Acessar Disciplinas Ativas</text:span><text:span text:style-name="IndexLink"><text:tab/>4</text:span></text:a></text:p>
            <text:p text:style-name="P20"><text:a xlink:href="#__RefHeading__518_1737174176" office:target-frame-name="_top" xlink:show="replace"><text:span text:style-name="IndexLink">5.4Acessar Informação de Disciplina</text:span><text:span text:style-name="IndexLink"><text:tab/>4</text:span></text:a></text:p>
            <text:p text:style-name="P21"><text:a xlink:href="#__RefHeading__520_1737174176" office:target-frame-name="_top" xlink:show="replace"><text:span text:style-name="IndexLink">5.5Calendário de Provas</text:span><text:span text:style-name="IndexLink"><text:tab/>5</text:span></text:a></text:p>
            <text:p text:style-name="P22"><text:a xlink:href="#__RefHeading__522_1737174176" office:target-frame-name="_top" xlink:show="replace"><text:span text:style-name="IndexLink">6Características do Usuário</text:span><text:span text:style-name="IndexLink"><text:tab/>5</text:span></text:a></text:p>
            <text:p text:style-name="P23"><text:a xlink:href="#__RefHeading__488_610398586" office:target-frame-name="_top" xlink:show="replace"><text:span text:style-name="IndexLink">6.1&lt;Tipo de Usuário&gt;</text:span><text:span text:style-name="IndexLink"><text:tab/>5</text:span></text:a></text:p>
            <text:p text:style-name="P24"><text:a xlink:href="#__RefHeading__490_610398586" office:target-frame-name="_top" xlink:show="replace"><text:span text:style-name="IndexLink">7Casos de Uso do Projeto</text:span><text:span text:style-name="IndexLink"><text:tab/>5</text:span></text:a></text:p>
            <text:p text:style-name="P25"><text:a xlink:href="#__RefHeading__492_610398586" office:target-frame-name="_top" xlink:show="replace"><text:span text:style-name="IndexLink">7.1Atores Prospectados</text:span><text:span text:style-name="IndexLink"><text:tab/></text:span><text:span text:style-name="IndexLink">5</text:span></text:a></text:p>
            <text:p text:style-name="P26"><text:a xlink:href="#__RefHeading__494_610398586" office:target-frame-name="_top" xlink:show="replace"><text:span text:style-name="IndexLink">7.2Casos de Uso Prospectados</text:span><text:span text:style-name="IndexLink"><text:tab/>5</text:span></text:a></text:p>
            <text:p text:style-name="P27"><text:a xlink:href="#__RefHeading__496_610398586" office:target-frame-name="_top" xlink:show="replace"><text:span text:style-name="IndexLink">8Requisitos Não Funcionais</text:span><text:span text:style-name="IndexLink"><text:tab/>5</text:span></text:a></text:p>
            <text:p text:style-name="P28"><text:a xlink:href="#__RefHeading__498_610398586" office:target-frame-name="_top" xlink:show="replace"><text:span text:style-name="IndexLink">8.1Funcionalidade</text:span><text:span text:style-name="IndexLink"><text:tab/>5</text:span></text:a></text:p>
            <text:p text:style-name="P29"><text:a xlink:href="#__RefHeading__500_610398586" office:target-frame-name="_top" xlink:show="replace"><text:span text:style-name="IndexLink">8.2Confiabilidade</text:span><text:span text:style-name="IndexLink"><text:tab/>5</text:span></text:a></text:p>
            <text:p text:style-name="P30"><text:a xlink:href="#__RefHeading__502_610398586" office:target-frame-name="_top" xlink:show="replace"><text:span text:style-name="IndexLink">8.3Usabilidade</text:span><text:span text:style-name="IndexLink"><text:tab/>6</text:span></text:a></text:p>
            <text:p text:style-name="P31"><text:a xlink:href="#__RefHeading__504_610398586" office:target-frame-name="_top" xlink:show="replace"><text:span text:style-name="IndexLink">8.4Eficiência</text:span><text:span text:style-name="IndexLink"><text:tab/>6</text:span></text:a></text:p>
            <text:p text:style-name="P32"><text:a xlink:href="#__RefHeading__506_610398586" office:target-frame-name="_top" xlink:show="replace"><text:span text:style-name="IndexLink">8.5Manutenibilidade</text:span><text:span text:style-name="IndexLink"><text:tab/>6</text:span></text:a></text:p>
            <text:p text:style-name="P33"><text:a xlink:href="#__RefHeading__508_610398586" office:target-frame-name="_top" xlink:show="replace"><text:span text:style-name="IndexLink">8.6Portabilidade</text:span><text:span text:style-name="IndexLink"><text:tab/>6</text:span></text:a></text:p>
          </text:index-body>
        </text:table-of-content>
        <text:p text:style-name="P34"/>
        <text:p text:style-name="P35"/>
      </text:section>
      <text:section text:name="Sect3" text:style-name="S3">
        <text:p text:style-name="P36"><text:a xlink:href="#__RefHeading__508_610398586" office:target-frame-name="_top" xlink:show="replace"/></text:p>
        <text:p text:style-name="Standard"/>
      </text:section>
      <text:section text:name="Sect4" text:style-name="S4">
        <text:p text:style-name="P37"><text:a xlink:href="#__RefHeading__508_610398586" office:target-frame-name="_top" xlink:show="replace"/></text:p>
        <text:p text:style-name="Standard"/>
        <text:p text:style-name="Standard"/>
      </text:section>
      <text:section text:name="Sect5" text:style-name="S5">
        <text:p text:style-name="Título"/>
        <text:list text:style-name="WWNum2">
          <text:list-item text:start-value="1">
            <text:p text:style-name="P38"><text:bookmark-start text:name="_Toc452813577"/><text:bookmark-start text:name="_Toc456598586"/><text:bookmark-start text:name="_Toc456600917"/><text:bookmark-start text:name="_Toc316486766"/><text:bookmark-start text:name="_Toc436203377"/><text:bookmark-start text:name="__RefHeading__466_610398586"/><text:bookmark-end text:name="_Toc452813577"/><text:bookmark-end text:name="_Toc456598586"/><text:bookmark-end text:name="_Toc456600917"/><text:bookmark-end text:name="_Toc316486766"/><text:bookmark-end text:name="_Toc436203377"/><text:soft-page-break/>Histórico<text:bookmark-end text:name="__RefHeading__466_610398586"/></text:p>
          </text:list-item>
        </text:list>
        <text:p text:style-name="Standard"/>
        <table:table table:style-name="Table39">
          <table:table-columns>
            <table:table-column table:style-name="TableColumn40"/>
            <table:table-column table:style-name="TableColumn41"/>
            <table:table-column table:style-name="TableColumn42"/>
            <table:table-column table:style-name="TableColumn43"/>
          </table:table-columns>
          <table:table-row table:style-name="TableRow44">
            <table:table-cell table:style-name="TableCell45">
              <text:p text:style-name="P46">Data</text:p>
            </table:table-cell>
            <table:table-cell table:style-name="TableCell47">
              <text:p text:style-name="P48">Versão</text:p>
            </table:table-cell>
            <table:table-cell table:style-name="TableCell49">
              <text:p text:style-name="P50">Responsáveis</text:p>
            </table:table-cell>
            <table:table-cell table:style-name="TableCell51">
              <text:p text:style-name="P52">Descrição</text:p>
            </table:table-cell>
          </table:table-row>
          <table:table-row table:style-name="TableRow53">
            <table:table-cell table:style-name="TableCell54">
              <text:p text:style-name="P55">27/10/2015</text:p>
            </table:table-cell>
            <table:table-cell table:style-name="TableCell56">
              <text:p text:style-name="P57">1.0</text:p>
            </table:table-cell>
            <table:table-cell table:style-name="TableCell58">
              <text:p text:style-name="P59">Valmir Junior, Damião Leonardo</text:p>
              <text:p text:style-name="P60">Kleber Silva, Ronaldo Silva, Jerffeson Gonçalves</text:p>
            </table:table-cell>
            <table:table-cell table:style-name="TableCell61">
              <text:p text:style-name="P62">Verso Final do Projeto</text:p>
            </table:table-cell>
          </table:table-row>
        </table:table>
        <text:p text:style-name="Standard"/>
        <text:h text:style-name="P63" text:outline-level="1"><text:bookmark-start text:name="_Toc4566009171"/><text:bookmark-start text:name="_Toc3164867661"/><text:bookmark-start text:name="_Toc316486767"/><text:bookmark-start text:name="__RefHeading__468_610398586"/><text:bookmark-end text:name="_Toc4566009171"/><text:bookmark-end text:name="_Toc3164867661"/><text:bookmark-end text:name="_Toc316486767"/><text:soft-page-break/>Introdução<text:bookmark-end text:name="__RefHeading__468_610398586"/></text:h>
        <text:h text:style-name="Título2" text:outline-level="2"><text:bookmark-start text:name="_Toc316486768"/><text:bookmark-end text:name="_Toc316486768"/></text:h>
        <table:table table:style-name="Table64">
          <table:table-columns>
            <table:table-column table:style-name="TableColumn65"/>
          </table:table-columns>
          <table:table-header-rows>
            <table:table-row table:style-name="TableRow66">
              <table:table-cell table:style-name="TableCell67">
                <text:p text:style-name="P68">Objetivos do Projeto</text:p>
              </table:table-cell>
            </table:table-row>
          </table:table-header-rows>
          <table:table-row table:style-name="TableRow69">
            <table:table-cell table:style-name="TableCell70">
              <text:p text:style-name="P71">Os objetivos esperados com este documento é o registro em alto nível dos requisitos funcionais e não funcionais do software de Sistema de Controle de Estacionamento, tendo como objetivo<text:s/>principal facilitar o desenvolvimento do mesmo a ponto de ter um nível avançado no gerenciamento de requisitos, para assim poder proporcionar um maior entendimento dos futuros responsáveis na continuidade do software, bem como no desenvolvimento e teste do<text:s/>mesmo.<text:bookmark-start text:name="_Toc316486769"/><text:bookmark-start text:name="_Toc456598590"/><text:bookmark-end text:name="_Toc316486769"/><text:bookmark-end text:name="_Toc456598590"/></text:p>
            </table:table-cell>
          </table:table-row>
        </table:table>
        <text:p text:style-name="P72"/>
        <text:p text:style-name="P73"/>
        <text:p text:style-name="P74"/>
        <table:table table:style-name="Table75">
          <table:table-columns>
            <table:table-column table:style-name="TableColumn76"/>
          </table:table-columns>
          <table:table-header-rows>
            <table:table-row table:style-name="TableRow77">
              <table:table-cell table:style-name="TableCell78">
                <text:p text:style-name="P79">Publico Alvo</text:p>
              </table:table-cell>
            </table:table-row>
          </table:table-header-rows>
          <table:table-row table:style-name="TableRow80">
            <table:table-cell table:style-name="TableCell81">
              <text:p text:style-name="P82">Este documento destina-se principalmente aos Arquitetos, como também aos implementadores do projeto, onde são eles os responsáveis por formarem toda a estrutura do software, como também são eles os responsáveis pelo<text:s/>desenvolvimento e pelo teste do sistema final.</text:p>
            </table:table-cell>
          </table:table-row>
        </table:table>
        <text:p text:style-name="P83"/>
        <text:p text:style-name="P84"><text:bookmark-start text:name="_Toc316486770"/><text:bookmark-start text:name="Bookmark"/><text:bookmark-start text:name="_Toc456600921"/><text:bookmark-start text:name="_Toc3164867691"/><text:bookmark-end text:name="_Toc316486770"/><text:bookmark-end text:name="Bookmark"/><text:bookmark-end text:name="_Toc456600921"/><text:bookmark-end text:name="_Toc3164867691"/></text:p>
        <table:table table:style-name="Table85">
          <table:table-columns>
            <table:table-column table:style-name="TableColumn86"/>
          </table:table-columns>
          <table:table-header-rows>
            <table:table-row table:style-name="TableRow87">
              <table:table-cell table:style-name="TableCell88">
                <text:p text:style-name="P89">Descrição Geral do Projeto</text:p>
              </table:table-cell>
            </table:table-row>
          </table:table-header-rows>
          <table:table-row table:style-name="TableRow90">
            <table:table-cell table:style-name="TableCell91">
              <text:p text:style-name="P92">O Projeto tem como objetivo o desenvolvimento de um sistema que auxilie e gerencie de forma não ambígua os estacionamentos de veículos, na gestão das vagas. Os usuários do<text:s/>sistema teram informações da quantidade de vagas ainda em seu domínio de forma atualizada , como também o mesmo terá acesso de forma imediata a todos os clientes, e ou funcionários e veículos cadastrados em seu sistema particular.</text:p>
            </table:table-cell>
          </table:table-row>
        </table:table>
        <text:p text:style-name="P93"/>
        <text:p text:style-name="P94"/>
        <text:p text:style-name="P95"/>
        <table:table table:style-name="Table96">
          <table:table-columns>
            <table:table-column table:style-name="TableColumn97"/>
          </table:table-columns>
          <table:table-header-rows>
            <table:table-row table:style-name="TableRow98">
              <table:table-cell table:style-name="TableCell99">
                <text:p text:style-name="P100">Objetivos a serem atingidos com o Sistema</text:p>
              </table:table-cell>
            </table:table-row>
          </table:table-header-rows>
          <table:table-row table:style-name="TableRow101">
            <table:table-cell table:style-name="TableCell102">
              <text:p text:style-name="P103">Sanar a necessidade dos empresários donos de estacionemos enquanto o assunto se tratar sobre mal gerencia em estacionamento de veículos. Executar o gerenciamento de forma brilhante todas as vagas disponíveis sem a necessidade de <text:s/>ter<text:s/>que ir ate o local para se ter um visão mais profunda.</text:p>
            </table:table-cell>
          </table:table-row>
        </table:table>
        <text:p text:style-name="P104"/>
        <text:p text:style-name="P105"><text:bookmark-start text:name="_Toc535722587"/><text:bookmark-start text:name="_Toc237661847"/><text:bookmark-start text:name="_Toc316486773"/><text:bookmark-end text:name="_Toc535722587"/><text:bookmark-end text:name="_Toc237661847"/><text:bookmark-end text:name="_Toc316486773"/></text:p>
        <text:p text:style-name="P106"/>
        <text:p text:style-name="P107"/>
        <text:p text:style-name="P108"/>
        <text:p text:style-name="P109"/>
        <text:p text:style-name="P110"/>
        <text:p text:style-name="P111"/>
        <table:table table:style-name="Table112">
          <table:table-columns>
            <table:table-column table:style-name="TableColumn113"/>
            <table:table-column table:style-name="TableColumn114"/>
            <table:table-column table:style-name="TableColumn115"/>
            <table:table-column table:style-name="TableColumn116"/>
            <table:table-column table:style-name="TableColumn117"/>
          </table:table-columns>
          <table:table-header-rows>
            <table:table-row table:style-name="TableRow118">
              <table:table-cell table:style-name="TableCell119" table:number-columns-spanned="5">
                <text:p text:style-name="P120">Principais Envolvido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TableRow121">
              <table:table-cell table:style-name="TableCell122">
                <text:p text:style-name="P123">Nome</text:p>
              </table:table-cell>
              <table:table-cell table:style-name="TableCell124">
                <text:p text:style-name="P125"><text:span text:style-name="T126">Organização</text:span></text:p>
              </table:table-cell>
              <table:table-cell table:style-name="TableCell127">
                <text:p text:style-name="P128">Papel</text:p>
              </table:table-cell>
              <table:table-cell table:style-name="TableCell129">
                <text:p text:style-name="P130"><text:span text:style-name="T131">Responsabilidade</text:span></text:p>
              </table:table-cell>
              <table:table-cell table:style-name="TableCell132">
                <text:p text:style-name="P133">Setor</text:p>
              </table:table-cell>
            </table:table-row>
          </table:table-header-rows>
          <table:table-row table:style-name="TableRow134">
            <table:table-cell table:style-name="TableCell135">
              <text:p text:style-name="Normal">Valmir Junior</text:p>
            </table:table-cell>
            <table:table-cell table:style-name="TableCell136">
              <text:p text:style-name="Normal">SoftwareHouseVal</text:p>
            </table:table-cell>
            <table:table-cell table:style-name="TableCell137">
              <text:p text:style-name="Normal">Analista/Desenvolvedor</text:p>
            </table:table-cell>
            <table:table-cell table:style-name="TableCell138">
              <text:p text:style-name="Normal">Levantar Requisitos</text:p>
            </table:table-cell>
            <table:table-cell table:style-name="TableCell139">
              <text:p text:style-name="Normal">Analises</text:p>
            </table:table-cell>
          </table:table-row>
          <table:table-row table:style-name="TableRow140">
            <table:table-cell table:style-name="TableCell141">
              <text:p text:style-name="Normal">Damião Leonardo</text:p>
            </table:table-cell>
            <table:table-cell table:style-name="TableCell142">
              <text:p text:style-name="Normal">SoftwareHouseVal</text:p>
            </table:table-cell>
            <table:table-cell table:style-name="TableCell143">
              <text:p text:style-name="Normal">Analista/desenvolvedor</text:p>
            </table:table-cell>
            <table:table-cell table:style-name="TableCell144">
              <text:p text:style-name="Normal">Levantar Requisitos</text:p>
            </table:table-cell>
            <table:table-cell table:style-name="TableCell145">
              <text:p text:style-name="Normal">Analises</text:p>
            </table:table-cell>
          </table:table-row>
          <table:table-row table:style-name="TableRow146">
            <table:table-cell table:style-name="TableCell147">
              <text:p text:style-name="Normal">Jerffeson Gonçalves</text:p>
            </table:table-cell>
            <table:table-cell table:style-name="TableCell148">
              <text:p text:style-name="Normal">SoftwareHouseVal</text:p>
            </table:table-cell>
            <table:table-cell table:style-name="TableCell149">
              <text:p text:style-name="Normal">Desenvolvedor</text:p>
            </table:table-cell>
            <table:table-cell table:style-name="TableCell150">
              <text:p text:style-name="Normal">Desenvolver</text:p>
            </table:table-cell>
            <table:table-cell table:style-name="TableCell151">
              <text:p text:style-name="Normal">Desenvolvimento</text:p>
            </table:table-cell>
          </table:table-row>
          <table:table-row table:style-name="TableRow152">
            <table:table-cell table:style-name="TableCell153">
              <text:p text:style-name="Normal">Kleber Silva</text:p>
            </table:table-cell>
            <table:table-cell table:style-name="TableCell154">
              <text:p text:style-name="Normal">SoftwareHouseVal</text:p>
            </table:table-cell>
            <table:table-cell table:style-name="TableCell155">
              <text:p text:style-name="Normal">Desenvolvedor</text:p>
            </table:table-cell>
            <table:table-cell table:style-name="TableCell156">
              <text:p text:style-name="Normal">Desenvolver</text:p>
            </table:table-cell>
            <table:table-cell table:style-name="TableCell157">
              <text:p text:style-name="Normal">Desenvolvimento</text:p>
            </table:table-cell>
          </table:table-row>
          <table:table-row table:style-name="TableRow158">
            <table:table-cell table:style-name="TableCell159">
              <text:p text:style-name="Normal">Ronaldo Silva</text:p>
            </table:table-cell>
            <table:table-cell table:style-name="TableCell160">
              <text:p text:style-name="Normal">SoftwareHouseVal</text:p>
            </table:table-cell>
            <table:table-cell table:style-name="TableCell161">
              <text:p text:style-name="Normal">Desenvolvedor</text:p>
            </table:table-cell>
            <table:table-cell table:style-name="TableCell162">
              <text:p text:style-name="Normal">Desenvolver</text:p>
            </table:table-cell>
            <table:table-cell table:style-name="TableCell163">
              <text:p text:style-name="Normal">Desenvolvimento</text:p>
            </table:table-cell>
          </table:table-row>
        </table:table>
        <text:p text:style-name="P164"/>
        <table:table table:style-name="Table165">
          <table:table-columns>
            <table:table-column table:style-name="TableColumn166"/>
            <table:table-column table:style-name="TableColumn167"/>
          </table:table-columns>
          <table:table-header-rows>
            <table:table-row table:style-name="TableRow168">
              <table:table-cell table:style-name="TableCell169" table:number-columns-spanned="2">
                <text:p text:style-name="P170"><text:bookmark-start text:name="Bookmark1"/><text:bookmark-start text:name="__RefHeading__482_610398586"/><text:bookmark-end text:name="Bookmark1"/>Aprovação</text:p>
              </table:table-cell>
              <table:covered-table-cell/>
            </table:table-row>
          </table:table-header-rows>
          <table:table-row table:style-name="TableRow171">
            <table:table-cell table:style-name="TableCell172">
              <text:p text:style-name="P173"><text:span text:style-name="T174">Responsável pela aprovação</text:span></text:p>
            </table:table-cell>
            <table:table-cell table:style-name="TableCell175">
              <text:p text:style-name="Normal">Pablo Diego</text:p>
            </table:table-cell>
          </table:table-row>
          <table:table-row table:style-name="TableRow176">
            <table:table-cell table:style-name="TableCell177">
              <text:p text:style-name="P178">Assinatura</text:p>
            </table:table-cell>
            <table:table-cell table:style-name="TableCell179">
              <text:p text:style-name="Normal"/>
              <text:p text:style-name="Normal"/>
              <text:p text:style-name="Normal"/>
              <text:p text:style-name="Normal"/>
              <text:p text:style-name="P180"/>
            </table:table-cell>
          </table:table-row>
        </table:table>
        <text:h text:style-name="Título1" text:outline-level="1"/>
        <text:h text:style-name="Título1" text:outline-level="1"/>
        <text:h text:style-name="P181" text:outline-level="1">Requisitos<text:s/><text:span text:style-name="T182">Funcionais</text:span><text:bookmark-end text:name="__RefHeading__482_610398586"/></text:h>
        <text:h text:style-name="P183" text:outline-level="1"/>
        <text:list text:style-name="WWNum2" text:continue-numbering="true">
          <text:list-item>
            <text:list>
              <text:list-item>
                <text:p text:style-name="P184"><text:bookmark-start text:name="__DdeLink__511_610398586"/><text:bookmark-start text:name="_Toc316486775"/><text:bookmark-start text:name="__RefHeading__484_610398586"/><text:bookmark-end text:name="__DdeLink__511_610398586"/><text:bookmark-end text:name="_Toc316486775"/>Login no Sistema<text:bookmark-end text:name="__RefHeading__484_610398586"/></text:p>
              </text:list-item>
            </text:list>
          </text:list-item>
        </text:list>
        <text:p text:style-name="P185"/>
        <text:p text:style-name="P186">O<text:s/>Usuário<text:s/>efetuara o login no sistema através de um<text:s/>Usuário<text:s/>e de senha,<text:s/>para assim ter o acesso autorizado ao menu principal.</text:p>
        <text:p text:style-name="P187"/>
        <text:list text:style-name="WWNum2" text:continue-numbering="true">
          <text:list-item>
            <text:list>
              <text:list-item>
                <text:p text:style-name="P188">Efetuar o Cadastro do Cliente</text:p>
              </text:list-item>
            </text:list>
          </text:list-item>
        </text:list>
        <text:p text:style-name="Normal"/>
        <text:p text:style-name="P189">O<text:s/>Emprega<text:s/>do sistema pode cadastro o quanto precisar clientes no sistema, para assim poder se usufruir dos restantes de funcionalidade que o mesmo possui.</text:p>
        <text:p text:style-name="P190"/>
        <text:soft-page-break/>
        <text:list text:style-name="WWNum2" text:continue-numbering="true">
          <text:list-item>
            <text:list>
              <text:list-item>
                <text:p text:style-name="P191">Efetuar o Cadastro do Funcionário</text:p>
              </text:list-item>
            </text:list>
          </text:list-item>
        </text:list>
        <text:p text:style-name="P192"/>
        <text:p text:style-name="P193">Assim como e feito no cadastro de clientes o mesmo se aplica no cadastro de novos Funcionários.<text:s/>Somente para usuários do tipo administrador.</text:p>
        <text:p text:style-name="P194"/>
        <text:list text:style-name="WWNum2" text:continue-numbering="true">
          <text:list-item>
            <text:list>
              <text:list-item>
                <text:p text:style-name="P195">Visualizar todos<text:s/>os Clientes</text:p>
              </text:list-item>
            </text:list>
          </text:list-item>
        </text:list>
        <text:p text:style-name="Normal"/>
        <text:p text:style-name="P196"><text:span text:style-name="T197">Somente o administrador possui a capacidade de visualização de todos os clientes armazenados em sua base de dados.</text:span></text:p>
        <text:p text:style-name="Normal"/>
        <text:list text:style-name="WWNum2" text:continue-numbering="true">
          <text:list-item>
            <text:list>
              <text:list-item>
                <text:p text:style-name="P198">Visualizar todos os Funcionários</text:p>
              </text:list-item>
            </text:list>
          </text:list-item>
        </text:list>
        <text:p text:style-name="Normal"/>
        <text:p text:style-name="P199">Assim como e feito nas visualizações dos clientes, o mesmo também é aplicado aos Funcionários.</text:p>
        <text:p text:style-name="P200"/>
        <text:list text:style-name="WWNum2" text:continue-numbering="true">
          <text:list-item>
            <text:list>
              <text:list-item>
                <text:p text:style-name="P201">Alterar dados dos Clientes</text:p>
              </text:list-item>
            </text:list>
          </text:list-item>
        </text:list>
        <text:p text:style-name="Normal"/>
        <text:p text:style-name="P202">Na funcionalidade da alteração de dados<text:s/>de clientes<text:s/>tanto o Empregado comum como o administrador<text:s/>do sistema<text:s/>poderão<text:s/>alterar os dados dos clientes.</text:p>
        <text:p text:style-name="P203"/>
        <text:list text:style-name="WWNum2" text:continue-numbering="true">
          <text:list-item>
            <text:list>
              <text:list-item>
                <text:p text:style-name="P204">Excluir Informações</text:p>
              </text:list-item>
            </text:list>
          </text:list-item>
        </text:list>
        <text:p text:style-name="P205"/>
        <text:p text:style-name="P206">Assim como na alteração o mesmo procedimento ocorre<text:s/>nas funcionalidades de exclusão de<text:s/>clientes.</text:p>
        <text:p text:style-name="P207"/>
        <text:list text:style-name="WWNum2" text:continue-numbering="true">
          <text:list-item>
            <text:list>
              <text:list-item>
                <text:p text:style-name="P208">Alterar dados dos Funcionários</text:p>
              </text:list-item>
            </text:list>
          </text:list-item>
        </text:list>
        <text:p text:style-name="P209"/>
        <text:p text:style-name="P210">Assim como e feito nas visualizações dos clientes,<text:s/>o<text:s/>mesmo também é aplicado aos Funcionários.<text:s/>No entanto só quem pode fazer essas alterações é o administrador.</text:p>
        <text:p text:style-name="P211"/>
        <text:list text:style-name="WWNum2" text:continue-numbering="true">
          <text:list-item>
            <text:list>
              <text:list-item>
                <text:p text:style-name="P212">Gerar<text:s/><text:bookmark-start text:name="_Toc316486776"/><text:bookmark-start text:name="_Toc237661863"/><text:bookmark-start text:name="_Toc535722596"/><text:bookmark-start text:name="_Toc170108320"/><text:bookmark-end text:name="_Toc316486776"/><text:bookmark-end text:name="_Toc237661863"/><text:bookmark-end text:name="_Toc535722596"/><text:bookmark-end text:name="_Toc170108320"/>Relatórios</text:p>
              </text:list-item>
            </text:list>
          </text:list-item>
        </text:list>
        <text:p text:style-name="Normal"/>
        <text:p text:style-name="Normal">Os relatórios poderão ser gerados somente pelo o administrador do estacionamento, os quais podem ser gerados de acordo com algumas especificações do mesmo como por exemplo média de clientes por dia, horários com maior fluxo de movimentação.</text:p>
        <text:p text:style-name="Normal"/>
        <table:table table:style-name="Table213">
          <table:table-columns>
            <table:table-column table:style-name="TableColumn214"/>
          </table:table-columns>
          <table:table-header-rows>
            <table:table-row table:style-name="TableRow215">
              <table:table-cell table:style-name="TableCell216">
                <text:p text:style-name="P217">Características do Usuário</text:p>
              </table:table-cell>
            </table:table-row>
          </table:table-header-rows>
          <table:table-row table:style-name="TableRow218">
            <table:table-cell table:style-name="TableCell219">
              <text:p text:style-name="P220">Todo e qualquer usuário que possua um<text:s/>Veículo, e sinta<text:s/>a necessidade de guarda seu automóvel com segurança pode<text:s/>estar<text:s/>usufruindo do sistema. O software pode ser adotado por qualquer Estacionamento de Veículos, podendo também<text:s/>ser até<text:s/>customizado e assim ser<text:s/>adotado para<text:s/>um motel.</text:p>
            </table:table-cell>
          </table:table-row>
        </table:table>
        <text:p text:style-name="P221"/>
        <text:h text:style-name="P222" text:outline-level="1"><text:bookmark-start text:name="__RefHeading__490_610398586"/><text:soft-page-break/>Especificações de Casos de Uso do Projeto<text:bookmark-end text:name="__RefHeading__490_610398586"/></text:h>
        <text:h text:style-name="P223" text:outline-level="1"/>
        <text:p text:style-name="P224">Nas tabelas abaixo estão relacionados os Atores e os Casos de Uso prospectados para o projeto de acordo com os Requisitos Funcionais.</text:p>
        <text:h text:style-name="P225" text:outline-level="2"><text:bookmark-start text:name="_Toc3164867791"/><text:bookmark-start text:name="_Toc316486779"/><text:bookmark-start text:name="__RefHeading__492_610398586"/><text:bookmark-end text:name="_Toc3164867791"/><text:bookmark-end text:name="_Toc316486779"/>Atores Prospectados<text:bookmark-end text:name="__RefHeading__492_610398586"/></text:h>
        <text:h text:style-name="Título2" text:outline-level="2"/>
        <table:table table:style-name="Table226">
          <table:table-columns>
            <table:table-column table:style-name="TableColumn227"/>
            <table:table-column table:style-name="TableColumn228"/>
          </table:table-columns>
          <table:table-row table:style-name="TableRow229">
            <table:table-cell table:style-name="TableCell230">
              <text:p text:style-name="P231">Ator</text:p>
            </table:table-cell>
            <table:table-cell table:style-name="TableCell232">
              <text:p text:style-name="P233">Descrição</text:p>
            </table:table-cell>
          </table:table-row>
          <table:table-row table:style-name="TableRow234">
            <table:table-cell table:style-name="TableCell235">
              <text:p text:style-name="P236">Cliente</text:p>
            </table:table-cell>
            <table:table-cell table:style-name="TableCell237">
              <text:p text:style-name="P238"><text:span text:style-name="T239">Usuário comum do sistema, sem funções administrativas, remetendo ao papel que consome serviços do negócio.</text:span></text:p>
            </table:table-cell>
          </table:table-row>
          <table:table-row table:style-name="TableRow240">
            <table:table-cell table:style-name="TableCell241">
              <text:p text:style-name="P242">Empregado</text:p>
            </table:table-cell>
            <table:table-cell table:style-name="TableCell243">
              <text:p text:style-name="P244"><text:span text:style-name="T245">Usuário com Funções administrativas restritas somente aos clientes</text:span></text:p>
            </table:table-cell>
          </table:table-row>
          <table:table-row table:style-name="TableRow246">
            <table:table-cell table:style-name="TableCell247">
              <text:p text:style-name="P248">Administradores</text:p>
            </table:table-cell>
            <table:table-cell table:style-name="TableCell249">
              <text:p text:style-name="P250"><text:span text:style-name="T251">Usuário com funções administrativas, sendo responsável pela gestão de novos formulários e dos dados submetidos.</text:span></text:p>
            </table:table-cell>
          </table:table-row>
        </table:table>
        <text:h text:style-name="Título2" text:outline-level="2"><text:bookmark-start text:name="_Toc170108322"/><text:bookmark-start text:name="_Toc316486780"/><text:bookmark-start text:name="__RefHeading__494_610398586"/><text:bookmark-end text:name="_Toc170108322"/><text:bookmark-end text:name="_Toc316486780"/></text:h>
        <table:table table:style-name="Table252">
          <table:table-columns>
            <table:table-column table:style-name="TableColumn253"/>
          </table:table-columns>
          <table:table-header-rows>
            <table:table-row table:style-name="TableRow254">
              <table:table-cell table:style-name="TableCell255">
                <text:p text:style-name="P256">Pré-Condições</text:p>
              </table:table-cell>
            </table:table-row>
          </table:table-header-rows>
          <table:table-row table:style-name="TableRow257">
            <table:table-cell table:style-name="TableCell258">
              <text:p text:style-name="P259">O ator acessou o endereço [www.controledeestacionamento.com.br]</text:p>
              <text:p text:style-name="P260">E esta logado no mesmo</text:p>
            </table:table-cell>
          </table:table-row>
        </table:table>
        <text:h text:style-name="Título2" text:outline-level="2"/>
        <text:h text:style-name="P261" text:outline-level="2">Casos de Uso Prospectados<text:bookmark-end text:name="__RefHeading__494_610398586"/></text:h>
        <text:h text:style-name="Título2" text:outline-level="2"/>
        <table:table table:style-name="Table262">
          <table:table-columns>
            <table:table-column table:style-name="TableColumn263"/>
            <table:table-column table:style-name="TableColumn264"/>
          </table:table-columns>
          <table:table-row table:style-name="TableRow265">
            <table:table-cell table:style-name="TableCell266">
              <text:p text:style-name="P267">Identificador</text:p>
            </table:table-cell>
            <table:table-cell table:style-name="TableCell268">
              <text:p text:style-name="P269">Nome</text:p>
            </table:table-cell>
          </table:table-row>
          <table:table-row table:style-name="TableRow270">
            <table:table-cell table:style-name="TableCell271">
              <text:p text:style-name="P272">UC_01 <text:s text:c="4"/></text:p>
            </table:table-cell>
            <table:table-cell table:style-name="TableCell273">
              <text:h text:style-name="Título2" text:outline-level="2">1 Login<text:s/>no Sistema</text:h>
              <text:h text:style-name="P274" text:outline-level="2">Fluxo básico de eventos</text:h>
              <text:list text:style-name="LFO4" text:continue-numbering="true">
                <text:list-item>
                  <text:p text:style-name="P275"><text:span text:style-name="T276">O caso de uso dá<text:s/></text:span><text:span text:style-name="T277">início</text:span><text:span text:style-name="T278"><text:s/>quando o ator na tela principal<text:s/></text:span><text:span text:style-name="T279">clica no botão entrar.</text:span></text:p>
                </text:list-item>
                <text:list-item>
                  <text:p text:style-name="P280"><text:span text:style-name="T281">O ator é direcionado para a tela de autenticação.</text:span></text:p>
                </text:list-item>
                <text:list-item>
                  <text:p text:style-name="P282">O ator informa o nome de usuário.</text:p>
                </text:list-item>
                <text:list-item>
                  <text:p text:style-name="P283">O ator informa a senha de usuário.</text:p>
                </text:list-item>
                <text:list-item>
                  <text:p text:style-name="P284">O ator clica no botão entrar.</text:p>
                </text:list-item>
                <text:list-item>
                  <text:p text:style-name="P285">O ator é direcionado para a tela principal</text:p>
                </text:list-item>
              </text:list>
              <text:h text:style-name="P286" text:outline-level="2"><text:bookmark-start text:name="h.skhdnrfy0ksi"/><text:bookmark-end text:name="h.skhdnrfy0ksi"/>Fluxos alternativos</text:h>
              <text:h text:style-name="Título3" text:outline-level="3"><text:bookmark-start text:name="h.q0d54ju065sl"/><text:bookmark-start text:name="h.u7tb50za4itg"/><text:bookmark-end text:name="h.q0d54ju065sl"/><text:bookmark-end text:name="h.u7tb50za4itg"/>Fluxo alternativo 1– Esqueci minha senha</text:h>
              <text:p text:style-name="P287"><text:span text:style-name="T288">Se na etapa 4 do fluxo básico, o ator não lembrar da sua senha e</text:span><text:span text:style-name="T289"><text:s/>clicar no link “esqueci minha senha”, então:<text:s/></text:span></text:p>
              <text:list text:style-name="LFO6" text:continue-numbering="true">
                <text:list-item>
                  <text:p text:style-name="P290">O ator é direcionado para redefinição de senha</text:p>
                </text:list-item>
                <text:list-item>
                  <text:p text:style-name="P291">O ator informa o e-mail de cadastro</text:p>
                </text:list-item>
                <text:list-item>
                  <text:p text:style-name="P292">O ator clica no botão para submeter o e-mail</text:p>
                </text:list-item>
                <text:list-item>
                  <text:p text:style-name="P293"><text:span text:style-name="T294">Um link para o formulário de redefinição de senha é enviado para o e-mail de ca</text:span><text:span text:style-name="T295">dastro</text:span></text:p>
                </text:list-item>
                <text:list-item>
                  <text:p text:style-name="P296">O ator digita sua senha</text:p>
                </text:list-item>
                <text:list-item>
                  <text:p text:style-name="P297">O ator confirma a sua senha</text:p>
                </text:list-item>
                <text:list-item>
                  <text:p text:style-name="P298">O ator clica no botão redefinir senha</text:p>
                </text:list-item>
                <text:list-item>
                  <text:p text:style-name="P299">O ator é direcionado para tela de login</text:p>
                </text:list-item>
              </text:list>
              <text:h text:style-name="P300" text:outline-level="2"><text:bookmark-start text:name="h.gnyhuaj4coc3"/><text:bookmark-end text:name="h.gnyhuaj4coc3"/>Fluxos de Exceção<text:s/></text:h>
              <text:h text:style-name="Título3" text:outline-level="3"><text:bookmark-start text:name="h.u2l5x3ce3jo9"/><text:bookmark-end text:name="h.u2l5x3ce3jo9"/>Fluxo de exceção 1 – Campo não preenchido</text:h>
              <text:p text:style-name="P301"><text:span text:style-name="T302">Se no passo 3 e/ou no passo 4 do fluxo básico o ator não p</text:span><text:span text:style-name="T303">reencher os campos, então:</text:span></text:p>
              <text:list text:style-name="LFO7" text:continue-numbering="true">
                <text:list-item>
                  <text:p text:style-name="P304">O campo não preenchido é identificado</text:p>
                </text:list-item>
                <text:list-item>
                  <text:p text:style-name="P305"><text:span text:style-name="T306">Uma mensagem informando que o campo é obrigatório é laçada para o ator.</text:span></text:p>
                </text:list-item>
              </text:list>
              <text:h text:style-name="Título3" text:outline-level="3"><text:bookmark-start text:name="h.t7mt6pcto94z"/><text:bookmark-end text:name="h.t7mt6pcto94z"/>Fluxo de exceção 2 – Login ou senha inválidos</text:h>
              <text:p text:style-name="P307"><text:span text:style-name="T308">Se na etapa 5 do fluxo básico o ator do sistema digitar um login ou senha</text:span><text:span text:style-name="T309"><text:s/>incorreto, então<text:s/></text:span></text:p>
              <text:list text:style-name="LFO8" text:continue-numbering="true">
                <text:list-item>
                  <text:p text:style-name="P310">Uma mensagem informando que o login ou a senha está incorreto</text:p>
                </text:list-item>
                <text:list-item>
                  <text:p text:style-name="P311"><text:span text:style-name="T312">O ator é convidado a repetir os passos 3, 4 e 5 do fluxo principal.</text:span></text:p>
                </text:list-item>
              </text:list>
              <text:h text:style-name="Título3" text:outline-level="3"><text:bookmark-start text:name="h.555nryom0n48"/><text:bookmark-end text:name="h.555nryom0n48"/>Fluxo de exceção 3 – E-mail não cadastrado</text:h>
              <text:p text:style-name="P313"><text:span text:style-name="T314">Se no passo 3 do fluxo alternativo 2 o ator digita um e-mail não</text:span><text:span text:style-name="T315"><text:s/>cadastrado, então<text:s/></text:span></text:p>
              <text:list text:style-name="LFO9" text:continue-numbering="true">
                <text:list-item>
                  <text:p text:style-name="P316">O ator submete o e-mail para redefinir a senha</text:p>
                </text:list-item>
                <text:list-item>
                  <text:p text:style-name="P317">Uma mensagem informando que o e-mail informado não foi cadastrado é exibida.</text:p>
                </text:list-item>
              </text:list>
              <text:h text:style-name="Título3" text:outline-level="3"><text:bookmark-start text:name="h.elq6ef5cdohk"/><text:bookmark-end text:name="h.elq6ef5cdohk"/>Fluxo de exceção 4 – e-mail não informado</text:h>
              <text:p text:style-name="P318"><text:span text:style-name="T319">Se no passo 3 do fluxo alternativo 2 o ator digita não digita um e-mai</text:span><text:span text:style-name="T320">l, então<text:s/></text:span></text:p>
              <text:list text:style-name="LFO10" text:continue-numbering="true">
                <text:list-item>
                  <text:p text:style-name="P321">O ator submete o e-mail para redefinir a senha</text:p>
                </text:list-item>
                <text:list-item>
                  <text:p text:style-name="P322">Uma mensagem informando que o e-mail informado não foi cadastrado é exibida.</text:p>
                </text:list-item>
              </text:list>
              <text:h text:style-name="Título3" text:outline-level="3"><text:bookmark-start text:name="h.r5nphsrvimd0"/><text:bookmark-end text:name="h.r5nphsrvimd0"/>Fluxo de exceção 5 – Senha não confere</text:h>
              <text:p text:style-name="P323"><text:span text:style-name="T324">Se no passo 6, do fluxo alternativo 2 o ator não informar a mesma senha do passo 5,</text:span><text:span text:style-name="T325"><text:s/>então</text:span></text:p>
              <text:list text:style-name="LFO11" text:continue-numbering="true">
                <text:list-item>
                  <text:p text:style-name="P326"><text:span text:style-name="T327">O sistema laça uma mensagem informando que as senha digitadas não coincidem.</text:span></text:p>
                </text:list-item>
              </text:list>
              <text:h text:style-name="P328" text:outline-level="2"><text:bookmark-start text:name="h.xgdfomwad609"/><text:bookmark-end text:name="h.xgdfomwad609"/><text:soft-page-break/>Pós-condições</text:h>
              <text:p text:style-name="P329"><text:span text:style-name="T330">O ator é identificado</text:span></text:p>
              <text:p text:style-name="P331"><text:span text:style-name="T332">O ator é direcionado a tela principal</text:span></text:p>
              <text:p text:style-name="P333"/>
              <text:p text:style-name="P334"/>
            </table:table-cell>
          </table:table-row>
          <text:soft-page-break/>
          <table:table-row table:style-name="TableRow335">
            <table:table-cell table:style-name="TableCell336">
              <text:p text:style-name="P337">UC_02</text:p>
            </table:table-cell>
            <table:table-cell table:style-name="TableCell338">
              <text:h text:style-name="Título2" text:outline-level="2">2 Efetuar<text:s/>o Cadastro do Cliente</text:h>
              <text:h text:style-name="P339" text:outline-level="2">Fluxo básico de eventos</text:h>
              <text:list text:style-name="LFO4" text:continue-numbering="true">
                <text:list-item>
                  <text:p text:style-name="P340">O caso de uso do cadastro dá<text:s/>início<text:s/>quando o ator no Menu Principal clica no botão Clientes.</text:p>
                </text:list-item>
                <text:list-item>
                  <text:p text:style-name="P341"><text:span text:style-name="T342">O ator é direcionado para a tela de Clientes.</text:span></text:p>
                </text:list-item>
                <text:list-item>
                  <text:p text:style-name="P343">O ator clica no botão adicionar Clientes.</text:p>
                </text:list-item>
                <text:list-item>
                  <text:p text:style-name="P344"><text:span text:style-name="T345">O ator informa todos os dados necessários.</text:span></text:p>
                </text:list-item>
                <text:list-item>
                  <text:p text:style-name="P346">O ator clica no botão Cadastrar.</text:p>
                </text:list-item>
                <text:list-item>
                  <text:p text:style-name="P347">O ator recebe uma mensagem<text:s/>“usuário cadastrado com sucesso”.</text:p>
                </text:list-item>
              </text:list>
              <text:h text:style-name="P348" text:outline-level="2"/>
              <text:h text:style-name="P349" text:outline-level="2"/>
              <text:h text:style-name="P350" text:outline-level="2">Fluxos de Exceção<text:s/></text:h>
              <text:h text:style-name="Título3" text:outline-level="3">Fluxo de exceção 1 – Campo não preenchido</text:h>
              <text:p text:style-name="P351"><text:span text:style-name="T352">Se no passo 10 do fluxo básico o ator não preencher os campos, então:</text:span></text:p>
              <text:list text:style-name="LFO7" text:continue-numbering="true">
                <text:list-item>
                  <text:p text:style-name="P353">O campo não preenchido é identificado</text:p>
                </text:list-item>
                <text:list-item>
                  <text:p text:style-name="P354"><text:span text:style-name="T355">Uma mensagem informando que o campo é obrigatório é</text:span><text:span text:style-name="T356"><text:s/>laçada para o ator.</text:span></text:p>
                </text:list-item>
              </text:list>
              <text:h text:style-name="P357" text:outline-level="2">Pós-condições</text:h>
              <text:p text:style-name="P358"/>
              <text:p text:style-name="P359"><text:span text:style-name="T360">O ator é cadastrado com sucesso</text:span></text:p>
              <text:p text:style-name="P361"><text:span text:style-name="T362">O ator é direcionado a Menu principal, como também pode efetuar outro cadastro.</text:span></text:p>
              <text:h text:style-name="Título2" text:outline-level="2"/>
              <text:p text:style-name="P363"/>
            </table:table-cell>
          </table:table-row>
          <table:table-row table:style-name="TableRow364">
            <table:table-cell table:style-name="TableCell365">
              <text:p text:style-name="P366">UC_03</text:p>
            </table:table-cell>
            <table:table-cell table:style-name="TableCell367">
              <text:h text:style-name="Título2" text:outline-level="2"><text:s text:c="4"/>3 Efetuar<text:s/>o Cadastro do Funcionário</text:h>
              <text:h text:style-name="P368" text:outline-level="2">Fluxo básico de eventos</text:h>
              <text:p text:style-name="P369"/>
              <text:list text:style-name="LFO4" text:continue-numbering="true">
                <text:list-item>
                  <text:p text:style-name="P370">O caso de uso do cadastro dá<text:s/>inicio quando o ator no Menu Principal clica no botão Funcionários.</text:p>
                </text:list-item>
                <text:list-item>
                  <text:p text:style-name="P371"><text:span text:style-name="T372">O ator é direcionado para a tela de Funcionários.</text:span></text:p>
                </text:list-item>
                <text:list-item>
                  <text:p text:style-name="P373"><text:span text:style-name="T374">O ator clica no botão adicionar Funcionário.</text:span></text:p>
                </text:list-item>
                <text:list-item>
                  <text:p text:style-name="P375"><text:span text:style-name="T376">O ator informa todos os dados necessários.</text:span></text:p>
                </text:list-item>
                <text:list-item>
                  <text:p text:style-name="P377">O ator clica no botão Cadastrar.</text:p>
                </text:list-item>
                <text:list-item>
                  <text:p text:style-name="P378"><text:span text:style-name="T379">O ator recebe uma</text:span><text:span text:style-name="T380"><text:s/>mensagem “Funcionário cadastrado com sucesso”.</text:span></text:p>
                </text:list-item>
              </text:list>
              <text:h text:style-name="P381" text:outline-level="2"/>
              <text:h text:style-name="P382" text:outline-level="2">Fluxos de Exceção<text:s/></text:h>
              <text:h text:style-name="Título3" text:outline-level="3">Fluxo de exceção 1 – Campo não preenchido</text:h>
              <text:p text:style-name="P383"><text:span text:style-name="T384">Se no passo 16 do fluxo básico o ator não preencher os campos, então:</text:span></text:p>
              <text:list text:style-name="LFO7" text:continue-numbering="true">
                <text:list-item>
                  <text:p text:style-name="P385">O campo não preenchido é identificado</text:p>
                </text:list-item>
                <text:list-item>
                  <text:p text:style-name="P386"><text:span text:style-name="T387">Uma mensagem informando que o campo é<text:s/></text:span><text:span text:style-name="T388">obrigatório é laçada para o ator.</text:span></text:p>
                </text:list-item>
              </text:list>
              <text:h text:style-name="P389" text:outline-level="2">Pós-condições</text:h>
              <text:p text:style-name="P390"/>
              <text:p text:style-name="P391"><text:span text:style-name="T392">O ator é cadastrado com sucesso</text:span></text:p>
              <text:p text:style-name="P393"><text:span text:style-name="T394">O ator é direcionado a Menu principal, como também pode efetuar outro cadastro.</text:span></text:p>
              <text:p text:style-name="P395"/>
              <text:p text:style-name="P396"/>
            </table:table-cell>
          </table:table-row>
          <text:soft-page-break/>
          <table:table-row table:style-name="TableRow397">
            <table:table-cell table:style-name="TableCell398">
              <text:p text:style-name="P399">UC_4</text:p>
            </table:table-cell>
            <table:table-cell table:style-name="TableCell400">
              <text:h text:style-name="Título2" text:outline-level="2"><text:s text:c="3"/>4 Visualização<text:s/>de todos os Clientes</text:h>
              <text:h text:style-name="P401" text:outline-level="2">Fluxo básico de eventos</text:h>
              <text:p text:style-name="P402"/>
              <text:list text:style-name="LFO4" text:continue-numbering="true">
                <text:list-item>
                  <text:p text:style-name="P403">O caso de uso das<text:s/>visualizações dá inicio quando o ator no Menu Principal clica no botão Cliente</text:p>
                </text:list-item>
                <text:list-item>
                  <text:p text:style-name="P404"><text:span text:style-name="T405">O ator é direcionado para a tela de Clientes.</text:span></text:p>
                </text:list-item>
                <text:list-item>
                  <text:p text:style-name="P406">O ator clica no botão Visualizar todos.</text:p>
                </text:list-item>
                <text:list-item>
                  <text:p text:style-name="P407">O ator pode clicar em visualizar.</text:p>
                </text:list-item>
                <text:list-item>
                  <text:p text:style-name="P408"><text:span text:style-name="T409">O ator então e direcionar a visualizar todos os clientes<text:s/></text:span><text:span text:style-name="T410">em uma tabela especifica.</text:span></text:p>
                </text:list-item>
              </text:list>
              <text:p text:style-name="P411"/>
              <text:h text:style-name="P412" text:outline-level="2">Fluxo alternativo</text:h>
              <text:h text:style-name="Título3" text:outline-level="3">Fluxo alternativo 1 – Visualizar</text:h>
              <text:p text:style-name="P413"><text:span text:style-name="T414">Se na etapa 22 do fluxo básico o ator clica no link “Visualizar”, então.<text:s/></text:span></text:p>
              <text:p text:style-name="P415"><text:span text:style-name="T416"><text:s text:c="22"/>1. Estende a visualização em outra tabela especifica somente para visualizações em</text:span><text:span text:style-name="T417"><text:s/>ordens alfabéticas.</text:span></text:p>
              <text:h text:style-name="P418" text:outline-level="2"><text:s text:c="7"/>Pós-condições</text:h>
              <text:p text:style-name="P419"/>
              <text:soft-page-break/>
              <text:p text:style-name="P420"><text:span text:style-name="T421">O ator é direcionado para a tabela, com a possibilidade de retorno ao menu principal</text:span></text:p>
              <text:p text:style-name="P422"/>
              <text:p text:style-name="P423"/>
            </table:table-cell>
          </table:table-row>
          <text:soft-page-break/>
          <table:table-row table:style-name="TableRow424">
            <table:table-cell table:style-name="TableCell425">
              <text:p text:style-name="P426">UC_05</text:p>
            </table:table-cell>
            <table:table-cell table:style-name="TableCell427">
              <text:h text:style-name="Título2" text:outline-level="2"><text:s text:c="4"/>5 Visualização de todos os Funcionários</text:h>
              <text:h text:style-name="P428" text:outline-level="2">Fluxo básico de eventos</text:h>
              <text:p text:style-name="P429"/>
              <text:list text:style-name="LFO12" text:continue-numbering="true">
                <text:list-item>
                  <text:p text:style-name="P430"><text:span text:style-name="T431">O caso de uso das visualizações dos Funcionários<text:s/></text:span><text:span text:style-name="T432">da inicio quando o ator no Menu principal clica no botão Funcionário.</text:span></text:p>
                </text:list-item>
                <text:list-item>
                  <text:p text:style-name="P433">O ator clica no botão Visualizar todos.</text:p>
                </text:list-item>
                <text:list-item>
                  <text:p text:style-name="P434">O ator pode clicar em visualizar</text:p>
                </text:list-item>
                <text:list-item>
                  <text:p text:style-name="P435"><text:span text:style-name="T436">O ator então e direcionar a visualizar todos os Funcionários em uma tabela especifica.</text:span></text:p>
                </text:list-item>
              </text:list>
              <text:p text:style-name="P437"/>
              <text:h text:style-name="P438" text:outline-level="2"/>
              <text:h text:style-name="P439" text:outline-level="2"/>
              <text:h text:style-name="P440" text:outline-level="2"/>
              <text:h text:style-name="P441" text:outline-level="2">Fluxo alternativo</text:h>
              <text:h text:style-name="Título3" text:outline-level="3">Fluxo alternativo 1 – Visualizar<text:s/></text:h>
              <text:p text:style-name="P442"><text:span text:style-name="T443">Se na etapa 3 do fluxo básico o ator clica no link “Visualizar”, então.<text:s/></text:span></text:p>
              <text:p text:style-name="P444"><text:span text:style-name="T445"><text:s text:c="22"/>1. Estende a visualização em outra tabela especifica somente para visualizações em ordens alfabéticas.</text:span></text:p>
              <text:h text:style-name="P446" text:outline-level="2"><text:s text:c="7"/>Pós-condições</text:h>
              <text:p text:style-name="P447"/>
              <text:p text:style-name="P448"><text:span text:style-name="T449">O ator</text:span><text:span text:style-name="T450"><text:s/>é direcionado para a tabela, com a possibilidade de retorno ao menu principal</text:span></text:p>
              <text:p text:style-name="P451"/>
              <text:p text:style-name="P452"/>
            </table:table-cell>
          </table:table-row>
        </table:table>
        <text:h text:style-name="Título1" text:outline-level="1"><text:bookmark-start text:name="_Toc316486781"/><text:bookmark-start text:name="__RefHeading__496_610398586"/><text:bookmark-end text:name="_Toc316486781"/></text:h>
        <text:h text:style-name="Título1" text:outline-level="1"/>
        <text:h text:style-name="Título1" text:outline-level="1">Requisitos Não<text:s/><text:span text:style-name="T453">Funcionais</text:span><text:bookmark-end text:name="__RefHeading__496_610398586"/></text:h>
        <text:list text:style-name="LFO13" text:continue-numbering="true">
          <text:list-item>
            <text:list>
              <text:list-item>
                <text:p text:style-name="P454"><text:bookmark-start text:name="_Toc316486782"/><text:bookmark-start text:name="__RefHeading__498_610398586"/><text:bookmark-end text:name="_Toc316486782"/>Funcionalidade<text:bookmark-end text:name="__RefHeading__498_610398586"/></text:p>
              </text:list-item>
            </text:list>
          </text:list-item>
        </text:list>
        <text:p text:style-name="P455">Está relaciondo ao atendimento dos requisitos funcionais.</text:p>
        <text:list text:style-name="LFO13" text:continue-numbering="true">
          <text:list-item>
            <text:list>
              <text:list-item>
                <text:p text:style-name="P456"><text:bookmark-start text:name="_Toc316486783"/><text:bookmark-start text:name="__RefHeading__500_610398586"/><text:bookmark-end text:name="_Toc316486783"/>Confiabilidade<text:bookmark-end text:name="__RefHeading__500_610398586"/></text:p>
              </text:list-item>
            </text:list>
          </text:list-item>
        </text:list>
        <text:p text:style-name="P457">Para o desenvolvimento, será utilizada a<text:s/>Linguagem PHP, em conjunto com o HTM5, CSS3, e o JavaScript,</text:p>
        <text:p text:style-name="P458">Utilizando a IDE do netbeans e o servidor xamp para fazer os testes</text:p>
        <text:list text:style-name="LFO13" text:continue-numbering="true">
          <text:list-item>
            <text:list>
              <text:list-item>
                <text:p text:style-name="P459"><text:bookmark-start text:name="_Toc316486784"/><text:bookmark-start text:name="__RefHeading__502_610398586"/><text:bookmark-end text:name="_Toc316486784"/>Usabilidade<text:bookmark-end text:name="__RefHeading__502_610398586"/></text:p>
              </text:list-item>
            </text:list>
          </text:list-item>
        </text:list>
        <text:p text:style-name="Explicação"><text:span text:style-name="T460">É uma aplicação responsiva, que se adequa a dispositivos de tamanhos distintos, e que possui uma simples interface proveniente do framework<text:s/></text:span><text:span text:style-name="T461">fries.</text:span><text:span text:style-name="T462"><text:s/>Ela permite que o usuário a pr</text:span><text:span text:style-name="T463">imeira vista possa compreender de modo intuitivo onde ficam todas as suas funcionalidades.</text:span></text:p>
        <text:list text:style-name="LFO13" text:continue-numbering="true">
          <text:list-item>
            <text:list>
              <text:list-item>
                <text:p text:style-name="P464"><text:bookmark-start text:name="_Toc316486785"/><text:bookmark-start text:name="__RefHeading__504_610398586"/><text:bookmark-end text:name="_Toc316486785"/><text:soft-page-break/>Eficiência<text:bookmark-end text:name="__RefHeading__504_610398586"/></text:p>
              </text:list-item>
            </text:list>
          </text:list-item>
        </text:list>
        <text:p text:style-name="P465">Como é uma aplicação<text:s/>desenvolvida em PHP oferece uma grande vantagem em termos de velocidade em comparação ao JAVA por exemplo.</text:p>
        <text:p text:style-name="P466"/>
        <text:list text:style-name="LFO13" text:continue-numbering="true">
          <text:list-item>
            <text:list>
              <text:list-item>
                <text:p text:style-name="P467"><text:bookmark-start text:name="_Toc316486786"/><text:bookmark-end text:name="_Toc316486786"/>Portabilidade</text:p>
              </text:list-item>
            </text:list>
          </text:list-item>
        </text:list>
        <text:p text:style-name="P468">Como<text:s/>è uma aplicação WEB roda no Navegador por isso pode isso é independente de sistema operacional necessitara apenas de um servidor para interpretar o PHP</text:p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.0416in" style:line-height-at-least="0.0694in"/>
      <style:text-properties fo:font-weight="bold" style:font-weight-asian="bold" style:font-weight-complex="bold" fo:text-transform="uppercase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text-properties fo:font-size="12pt" style:font-size-asian="12pt" style:font-size-complex="11pt"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Título4" style:display-name="Título 4" style:family="paragraph" style:parent-style-name="Título1" style:default-outline-level="4">
      <style:paragraph-properties fo:margin-top="0in" fo:margin-bottom="0in"/>
      <style:text-properties fo:font-weight="normal" style:font-weight-asian="normal" style:font-weight-complex="normal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style:line-height-at-least="0.0694in">
        <style:tab-stops>
          <style:tab-stop style:type="left" style:position="0.3in"/>
          <style:tab-stop style:type="left" style:position="0.7875in"/>
        </style:tab-stops>
      </style:paragraph-properties>
      <style:text-properties fo:hyphenate="false"/>
    </style:style>
    <style:style style:name="Título6" style:display-name="Título 6" style:family="paragraph" style:parent-style-name="Standard" style:default-outline-level="6">
      <style:paragraph-properties style:line-height-at-least="0.0694in">
        <style:tab-stops>
          <style:tab-stop style:type="left" style:position="0.3in"/>
        </style:tab-stops>
      </style:paragraph-properties>
      <style:text-properties style:font-style-complex="italic" fo:hyphenate="false"/>
    </style:style>
    <style:style style:name="Título7" style:display-name="Título 7" style:family="paragraph" style:parent-style-name="Standard" style:default-outline-level="7">
      <style:paragraph-properties fo:margin-top="0.1666in" fo:margin-bottom="0.0416in">
        <style:tab-stops>
          <style:tab-stop style:type="left" style:position="0.3in"/>
        </style:tab-stops>
      </style:paragraph-properties>
      <style:text-properties fo:hyphenate="false"/>
    </style:style>
    <style:style style:name="Título8" style:display-name="Título 8" style:family="paragraph" style:parent-style-name="Standard" style:default-outline-level="8">
      <style:paragraph-properties fo:margin-top="0.1666in" fo:margin-bottom="0.0416in">
        <style:tab-stops>
          <style:tab-stop style:type="left" style:position="0.3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default-outline-level="9">
      <style:paragraph-properties fo:margin-top="0.1666in" fo:margin-bottom="0.0416in">
        <style:tab-stops>
          <style:tab-stop style:type="left" style:position="0.3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2" fo:orphans="2" style:vertical-align="auto" fo:line-height="115%"/>
      <style:text-properties style:font-name="Arial" style:font-name-asian="Arial" style:font-name-complex="Arial" fo:color="#000000" style:letter-kerning="false" fo:font-size="11pt" style:font-size-asian="11pt" style:font-size-complex="10pt" style:language-asian="en" style:country-asian="US" style:language-complex="ar" style:country-complex="SA" fo:hyphenate="true"/>
    </style:style>
    <style:style style:name="Fonteparág.padrão" style:display-name="Fonte parág. padrão" style:family="text"/>
    <style:style style:name="Standard" style:display-name="Standard" style:family="paragraph">
      <style:paragraph-properties fo:text-align="justify" style:line-height-at-least="0.1666in">
        <style:tab-stops>
          <style:tab-stop style:type="left" style:position="0.4916in"/>
        </style:tab-stops>
      </style:paragraph-properties>
      <style:text-properties style:font-name="Arial" style:font-name-asian="Times New Roman" style:font-name-complex="Arial" fo:color="#00000A" fo:font-size="10pt" style:font-size-asian="10pt" style:font-size-complex="10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Título" style:display-name="Título" style:family="paragraph" style:parent-style-name="Standard">
      <style:paragraph-properties fo:text-align="center" style:line-height-at-least="0.0694in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>
      <style:paragraph-properties fo:text-align="center"/>
      <style:text-properties fo:font-style="italic" style:font-style-asian="italic" style:font-style-complex="italic" fo:hyphenate="false"/>
    </style:style>
    <style:style style:name="Contents1" style:display-name="Contents 1" style:family="paragraph" style:paren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left="0.3in" fo:margin-right="0.5in">
        <style:tab-stops>
          <style:tab-stop style:type="right" style:position="7.4in"/>
        </style:tab-stops>
      </style:paragraph-properties>
      <style:text-properties fo:hyphenate="false"/>
    </style:style>
    <style:style style:name="Explicação" style:display-name="Explicação" style:family="paragraph" style:parent-style-name="Standard">
      <style:paragraph-properties fo:text-align="start"/>
      <style:text-properties fo:color="#4F81B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1Char" style:display-name="Título 1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text-transform="uppercase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ize="12pt" style:font-size-asian="12pt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ize="12pt" style:font-size-asian="12pt"/>
    </style:style>
    <style:style style:name="Título4Char" style:display-name="Título 4 Char" style:family="text" style:parent-style-name="Fonteparág.padrão">
      <style:text-properties style:font-name="Arial" style:font-name-asian="Times New Roman" style:font-name-complex="Arial" fo:text-transform="uppercase" fo:font-size="12pt" style:font-size-asian="12pt" style:font-size-complex="12pt"/>
    </style:style>
    <style:style style:name="Título5Char" style:display-name="Título 5 Char" style:family="text" style:parent-style-name="Fonteparág.padrão">
      <style:text-properties style:font-name="Arial" style:font-name-asian="Times New Roman" style:font-name-complex="Arial" fo:font-size="10pt" style:font-size-asian="10pt" style:font-size-complex="10pt"/>
    </style:style>
    <style:style style:name="Título6Char" style:display-name="Título 6 Char" style:family="text" style:parent-style-name="Fonteparág.padrão">
      <style:text-properties style:font-name="Arial" style:font-name-asian="Times New Roman" style:font-name-complex="Arial" style:font-style-complex="italic" fo:font-size="10pt" style:font-size-asian="10pt" style:font-size-complex="10pt"/>
    </style:style>
    <style:style style:name="Título7Char" style:display-name="Título 7 Char" style:family="text" style:parent-style-name="Fonteparág.padrão">
      <style:text-properties style:font-name="Arial" style:font-name-asian="Times New Roman" style:font-name-complex="Arial" fo:font-size="10pt" style:font-size-asian="10pt" style:font-size-complex="10pt"/>
    </style:style>
    <style:style style:name="Título8Char" style:display-name="Título 8 Char" style:family="text" style:parent-style-name="Fonteparág.padrão">
      <style:text-properties style:font-name="Arial" style:font-name-asian="Times New Roman" style:font-name-complex="Arial" fo:font-style="italic" style:font-style-asian="italic" style:font-style-complex="italic" fo:font-size="10pt" style:font-size-asian="10pt" style:font-size-complex="10pt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ítuloChar" style:display-name="Título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/>
    </style:style>
    <style:style style:name="CabeçalhoChar" style:display-name="Cabeçalho Char" style:family="text" style:parent-style-name="Fonteparág.padrão">
      <style:text-properties style:font-name="Arial" style:font-name-asian="Times New Roman" style:font-name-complex="Arial" fo:font-size="10pt" style:font-size-asian="10pt" style:font-size-complex="10pt"/>
    </style:style>
    <style:style style:name="RodapéChar" style:display-name="Rodapé Char" style:family="text" style:parent-style-name="Fonteparág.padrão">
      <style:text-properties style:font-name="Arial" style:font-name-asian="Times New Roman" style:font-name-complex="Arial" fo:font-size="10pt" style:font-size-asian="10pt" style:font-size-complex="10pt"/>
    </style:style>
    <style:style style:name="ExplicaçãoChar" style:display-name="Explicação Char" style:family="text" style:parent-style-name="Fonteparág.padrão">
      <style:text-properties style:font-name="Arial" style:font-name-asian="Times New Roman" style:font-name-complex="Arial" fo:color="#4F81BD" fo:font-size="10pt" style:font-size-asian="10pt" style:font-size-complex="10pt"/>
    </style:style>
    <style:style style:name="ListLabel1" style:display-name="ListLabel 1" style:family="text">
      <style:text-properties fo:font-style="normal" style:font-style-asian="normal" fo:color="#00000A"/>
    </style:style>
    <style:style style:name="ListLabel2" style:display-name="ListLabel 2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fo:font-style="normal" style:font-style-asian="normal" fo:color="#00000A"/>
    </style:style>
    <style:style style:name="ListLabel4" style:display-name="ListLabel 4" style:family="text">
      <style:text-properties fo:font-style="normal" style:font-style-asian="normal" fo:color="#00000A"/>
    </style:style>
    <style:style style:name="ListLabel5" style:display-name="ListLabel 5" style:family="text">
      <style:text-properties fo:font-style="normal" style:font-style-asian="normal" fo:color="#00000A"/>
    </style:style>
    <style:style style:name="IndexLink" style:display-name="Index Link" style:family="text"/>
    <style:style style:name="CabeçalhoChar1" style:display-name="Cabeçalho Char1" style:family="text" style:parent-style-name="Fonteparág.padrão">
      <style:text-properties style:font-size-complex="10.5pt"/>
    </style:style>
    <style:style style:name="RodapéChar1" style:display-name="Rodapé Char1" style:family="text" style:parent-style-name="Fonteparág.padrão">
      <style:text-properties style:font-size-complex="10.5pt"/>
    </style:style>
    <style:style style:name="EstilodeTabela1" style:display-name="Estilo de Tabela 1" style:family="paragraph">
      <style:paragraph-properties fo:widows="2" fo:orphans="2" fo:border="0.0034in solid #FFFFFF" fo:padding="0in" style:shadow="#000000 0.0034in 0.0034in" style:vertical-align="auto"/>
      <style:text-properties style:font-name="Helvetica" style:font-name-asian="Helvetica" style:font-name-complex="Helvetica" fo:font-weight="bold" style:font-weight-asian="bold" style:font-weight-complex="bold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EstilodeTabela2" style:display-name="Estilo de Tabela 2" style:family="paragraph">
      <style:paragraph-properties fo:widows="2" fo:orphans="2" fo:border="0.0034in solid #FFFFFF" fo:padding="0in" style:shadow="#000000 0.0034in 0.0034in" style:vertical-align="auto"/>
      <style:text-properties style:font-name="Helvetica" style:font-name-asian="Helvetica" style:font-name-complex="Helvetica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ítulo2Char1" style:display-name="Título 2 Char1" style:family="text" style:parent-style-name="Fonteparág.padrão">
      <style:text-properties style:font-name="Cambria" style:font-name-asian="Times New Roman" fo:font-weight="bold" style:font-weight-asian="bold" style:font-weight-complex="bold" fo:color="#4F81BD" fo:font-size="13pt" style:font-size-asian="13pt" style:font-size-complex="11.5pt"/>
    </style:style>
    <style:style style:name="Título3Char1" style:display-name="Título 3 Char1" style:family="text" style:parent-style-name="Fonteparág.padrão">
      <style:text-properties style:font-name="Cambria" style:font-name-asian="Times New Roman" fo:font-weight="bold" style:font-weight-asian="bold" style:font-weight-complex="bold" fo:color="#4F81BD" style:font-size-complex="10.5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2" style:family="text">
      <style:text-properties fo:font-style="normal" style:font-style-asian="normal" fo:color="#00000A"/>
    </style:style>
    <text:list-style style:name="WWNum2" style:display-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2" style:num-suffix="." style:num-format="a" style:num-letter-sync="true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3" style:num-suffix="." style:num-format="i">
        <style:list-level-properties fo:text-align="end" text:space-before="3.875in" text:min-label-width="0in" text:list-level-position-and-space-mode="label-alignment">
          <style:list-level-label-alignment text:label-followed-by="listtab" fo:margin-left="3.875in" fo:text-indent="0in"/>
        </style:list-level-properties>
      </text:list-level-style-number>
      <text:list-level-style-number text:level="4" style:num-suffix="." style:num-format="1">
        <style:list-level-properties text:space-before="4.75in" text:min-label-width="0in" text:list-level-position-and-space-mode="label-alignment">
          <style:list-level-label-alignment text:label-followed-by="listtab" fo:margin-left="4.75in" fo:text-indent="0in"/>
        </style:list-level-properties>
      </text:list-level-style-number>
      <text:list-level-style-number text:level="5" style:num-suffix="." style:num-format="a" style:num-letter-sync="true">
        <style:list-level-properties text:space-before="5.75in" text:min-label-width="0in" text:list-level-position-and-space-mode="label-alignment">
          <style:list-level-label-alignment text:label-followed-by="listtab" fo:margin-left="5.75in" fo:text-indent="0in"/>
        </style:list-level-properties>
      </text:list-level-style-number>
      <text:list-level-style-number text:level="6" style:num-suffix="." style:num-format="i">
        <style:list-level-properties fo:text-align="end" text:space-before="6.875in" text:min-label-width="0in" text:list-level-position-and-space-mode="label-alignment">
          <style:list-level-label-alignment text:label-followed-by="listtab" fo:margin-left="6.875in" fo:text-indent="0in"/>
        </style:list-level-properties>
      </text:list-level-style-number>
      <text:list-level-style-number text:level="7" style:num-suffix="." style:num-format="1">
        <style:list-level-properties text:space-before="7.75in" text:min-label-width="0in" text:list-level-position-and-space-mode="label-alignment">
          <style:list-level-label-alignment text:label-followed-by="listtab" fo:margin-left="7.75in" fo:text-indent="0in"/>
        </style:list-level-properties>
      </text:list-level-style-number>
      <text:list-level-style-number text:level="8" style:num-suffix="." style:num-format="a" style:num-letter-sync="true">
        <style:list-level-properties text:space-before="8.75in" text:min-label-width="0in" text:list-level-position-and-space-mode="label-alignment">
          <style:list-level-label-alignment text:label-followed-by="listtab" fo:margin-left="8.75in" fo:text-indent="0in"/>
        </style:list-level-properties>
      </text:list-level-style-number>
      <text:list-level-style-number text:level="9" style:num-suffix="." style:num-format="i">
        <style:list-level-properties fo:text-align="end" text:space-before="9.875in" text:min-label-width="0in" text:list-level-position-and-space-mode="label-alignment">
          <style:list-level-label-alignment text:label-followed-by="listtab" fo:margin-left="9.875in" fo:text-indent="0in"/>
        </style:list-level-properties>
      </text:list-level-style-number>
    </text:list-style>
    <text:list-style style:name="LFO13">
      <text:list-level-style-number text:level="1" style:num-format="1" text:start-value="5">
        <style:list-level-properties text:space-before="0.2187in" text:min-label-width="0.25in" text:list-level-position-and-space-mode="label-alignment">
          <style:list-level-label-alignment text:label-followed-by="listtab" fo:margin-left="0.468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437in" text:min-label-width="0.125in" text:list-level-position-and-space-mode="label-alignment">
          <style:list-level-label-alignment text:label-followed-by="listtab" fo:margin-left="1.4687in" fo:text-indent="-0.125in"/>
        </style:list-level-properties>
      </text:list-level-style-number>
      <text:list-level-style-number text:level="4" style:num-suffix="." style:num-format="1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437in" text:min-label-width="0.125in" text:list-level-position-and-space-mode="label-alignment">
          <style:list-level-label-alignment text:label-followed-by="listtab" fo:margin-left="2.9687in" fo:text-indent="-0.125in"/>
        </style:list-level-properties>
      </text:list-level-style-number>
      <text:list-level-style-number text:level="7" style:num-suffix="." style:num-format="1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437in" text:min-label-width="0.125in" text:list-level-position-and-space-mode="label-alignment">
          <style:list-level-label-alignment text:label-followed-by="listtab" fo:margin-left="4.468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9847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3" style:parent-style-name="Cabeçalho" style:family="paragraph">
      <style:paragraph-properties fo:text-align="end"/>
    </style:style>
    <style:style style:name="P4" style:parent-style-name="Cabeçalho" style:family="paragraph">
      <style:paragraph-properties fo:text-align="end"/>
    </style:style>
    <style:style style:name="P5" style:parent-style-name="Cabeçalho" style:family="paragraph">
      <style:paragraph-properties fo:text-align="end"/>
    </style:style>
    <style:style style:name="P6" style:parent-style-name="Cabeçalho" style:family="paragraph">
      <style:paragraph-properties fo:text-align="end"/>
    </style:style>
    <style:style style:name="P7" style:parent-style-name="Rodapé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header>
        <text:p text:style-name="P3"/>
        <text:p text:style-name="P4"/>
        <text:p text:style-name="P5"/>
        <text:p text:style-name="P6"/>
      </style:header>
      <style:footer>
        <text:p text:style-name="Rodapé"/>
        <text:p text:style-name="Rodapé"/>
        <text:p text:style-name="P7">Página<text:s/><text:page-number text:fixed="false">12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Requisitos de Software</dc:title>
    <meta:initial-creator>Paula Luciana</meta:initial-creator>
    <dc:creator>tecnica_uab</dc:creator>
    <meta:creation-date>1969-12-31T17:59:00Z</meta:creation-date>
    <dc:date>2015-03-03T14:26:00Z</dc:date>
    <meta:template xlink:href="Normal" xlink:type="simple"/>
    <meta:editing-cycles>7</meta:editing-cycles>
    <meta:editing-duration>PT30840S</meta:editing-duration>
    <meta:document-statistic meta:page-count="12" meta:paragraph-count="25" meta:word-count="2006" meta:character-count="12818" meta:row-count="90" meta:non-whitespace-character-count="10837"/>
  </office:meta>
</office:document-meta>
</file>